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854d" officeooo:paragraph-rsid="0009854d"/>
    </style:style>
    <style:style style:name="P2" style:family="paragraph" style:parent-style-name="Standard">
      <style:paragraph-properties fo:text-align="center" style:justify-single-word="false"/>
      <style:text-properties officeooo:rsid="0009854d" officeooo:paragraph-rsid="0009854d"/>
    </style:style>
    <style:style style:name="P3" style:family="paragraph" style:parent-style-name="Standard">
      <style:paragraph-properties fo:text-align="start" style:justify-single-word="false"/>
      <style:text-properties officeooo:rsid="0009854d" officeooo:paragraph-rsid="0009854d"/>
    </style:style>
    <style:style style:name="P4" style:family="paragraph" style:parent-style-name="Standard">
      <style:paragraph-properties fo:text-align="start" style:justify-single-word="false"/>
      <style:text-properties officeooo:rsid="0009854d" officeooo:paragraph-rsid="000d4784"/>
    </style:style>
    <style:style style:name="P5" style:family="paragraph" style:parent-style-name="Standard">
      <style:paragraph-properties fo:text-align="start" style:justify-single-word="false"/>
      <style:text-properties officeooo:rsid="0009854d" officeooo:paragraph-rsid="000fd6cf"/>
    </style:style>
    <style:style style:name="P6" style:family="paragraph" style:parent-style-name="Standard">
      <style:paragraph-properties fo:text-align="start" style:justify-single-word="false"/>
      <style:text-properties officeooo:rsid="0009854d" officeooo:paragraph-rsid="00106569"/>
    </style:style>
    <style:style style:name="P7" style:family="paragraph" style:parent-style-name="Standard">
      <style:paragraph-properties fo:text-align="start" style:justify-single-word="false"/>
      <style:text-properties officeooo:paragraph-rsid="00135ba9"/>
    </style:style>
    <style:style style:name="P8" style:family="paragraph" style:parent-style-name="Standard">
      <style:paragraph-properties fo:text-align="start" style:justify-single-word="false"/>
      <style:text-properties officeooo:paragraph-rsid="0019fa09"/>
    </style:style>
    <style:style style:name="P9" style:family="paragraph" style:parent-style-name="Standard">
      <style:paragraph-properties fo:text-align="start" style:justify-single-word="false"/>
      <style:text-properties officeooo:paragraph-rsid="002116b5"/>
    </style:style>
    <style:style style:name="P10" style:family="paragraph" style:parent-style-name="Standard">
      <style:paragraph-properties fo:text-align="start" style:justify-single-word="false"/>
      <style:text-properties officeooo:paragraph-rsid="002651cb"/>
    </style:style>
    <style:style style:name="P11" style:family="paragraph" style:parent-style-name="Standard">
      <style:paragraph-properties fo:text-align="start" style:justify-single-word="false"/>
      <style:text-properties officeooo:paragraph-rsid="0033743e"/>
    </style:style>
    <style:style style:name="P12" style:family="paragraph" style:parent-style-name="Standard">
      <style:paragraph-properties fo:text-align="start" style:justify-single-word="false"/>
      <style:text-properties officeooo:paragraph-rsid="003b4a90"/>
    </style:style>
    <style:style style:name="P13" style:family="paragraph" style:parent-style-name="Standard">
      <style:paragraph-properties fo:text-align="start" style:justify-single-word="false"/>
      <style:text-properties officeooo:paragraph-rsid="003c8f72"/>
    </style:style>
    <style:style style:name="P14" style:family="paragraph" style:parent-style-name="Standard">
      <style:paragraph-properties fo:text-align="start" style:justify-single-word="false"/>
      <style:text-properties officeooo:paragraph-rsid="0045aeb7"/>
    </style:style>
    <style:style style:name="P15" style:family="paragraph" style:parent-style-name="Standard">
      <style:paragraph-properties fo:text-align="start" style:justify-single-word="false"/>
      <style:text-properties officeooo:paragraph-rsid="004a9a65"/>
    </style:style>
    <style:style style:name="P16" style:family="paragraph" style:parent-style-name="Standard">
      <style:paragraph-properties fo:text-align="start" style:justify-single-word="false"/>
      <style:text-properties officeooo:paragraph-rsid="0050d8fd"/>
    </style:style>
    <style:style style:name="P17" style:family="paragraph" style:parent-style-name="Standard">
      <style:paragraph-properties fo:text-align="start" style:justify-single-word="false"/>
      <style:text-properties style:text-underline-style="solid" style:text-underline-width="auto" style:text-underline-color="font-color" officeooo:paragraph-rsid="0019fa09"/>
    </style:style>
    <style:style style:name="P18" style:family="paragraph" style:parent-style-name="Standard">
      <style:paragraph-properties fo:text-align="center" style:justify-single-word="false"/>
      <style:text-properties fo:font-size="14pt" officeooo:rsid="0009854d" officeooo:paragraph-rsid="0009854d" style:font-size-asian="14pt" style:font-size-complex="14pt"/>
    </style:style>
    <style:style style:name="P19" style:family="paragraph" style:parent-style-name="Standard">
      <style:paragraph-properties fo:text-align="start" style:justify-single-word="false"/>
      <style:text-properties fo:font-weight="bold" officeooo:rsid="000c553f" officeooo:paragraph-rsid="000c553f" style:font-weight-asian="bold" style:font-weight-complex="bold"/>
    </style:style>
    <style:style style:name="P20" style:family="paragraph" style:parent-style-name="Standard">
      <style:paragraph-properties fo:text-align="start" style:justify-single-word="false"/>
      <style:text-properties fo:font-weight="bold" officeooo:rsid="000fd6cf" officeooo:paragraph-rsid="000fd6cf" style:font-weight-asian="bold" style:font-weight-complex="bold"/>
    </style:style>
    <style:style style:name="P21" style:family="paragraph" style:parent-style-name="Standard">
      <style:paragraph-properties fo:text-align="start" style:justify-single-word="false"/>
      <style:text-properties fo:font-weight="bold" officeooo:rsid="0050d8fd" officeooo:paragraph-rsid="00688d01" style:font-weight-asian="bold" style:font-weight-complex="bold"/>
    </style:style>
    <style:style style:name="P22" style:family="paragraph" style:parent-style-name="Standard">
      <style:paragraph-properties fo:text-align="start" style:justify-single-word="false"/>
      <style:text-properties fo:font-weight="bold" officeooo:rsid="0050d8fd" officeooo:paragraph-rsid="00b0cd49" style:font-weight-asian="bold" style:font-weight-complex="bold"/>
    </style:style>
    <style:style style:name="P23" style:family="paragraph" style:parent-style-name="Standard">
      <style:paragraph-properties fo:text-align="start" style:justify-single-word="false"/>
      <style:text-properties officeooo:rsid="000c553f" officeooo:paragraph-rsid="000c553f"/>
    </style:style>
    <style:style style:name="P24" style:family="paragraph" style:parent-style-name="Standard">
      <style:paragraph-properties fo:text-align="start" style:justify-single-word="false"/>
      <style:text-properties officeooo:rsid="000c553f" officeooo:paragraph-rsid="000d4784"/>
    </style:style>
    <style:style style:name="P25" style:family="paragraph" style:parent-style-name="Standard">
      <style:paragraph-properties fo:text-align="start" style:justify-single-word="false"/>
      <style:text-properties fo:font-style="normal" style:text-underline-style="solid" style:text-underline-width="auto" style:text-underline-color="font-color" officeooo:rsid="00170d39" officeooo:paragraph-rsid="00170d39" style:font-style-asian="normal" style:font-style-complex="normal"/>
    </style:style>
    <style:style style:name="P26" style:family="paragraph" style:parent-style-name="Standard">
      <style:paragraph-properties fo:text-align="start" style:justify-single-word="false"/>
      <style:text-properties fo:font-style="italic" officeooo:rsid="000decdb" officeooo:paragraph-rsid="000fd6cf" style:font-style-asian="italic" style:font-style-complex="italic"/>
    </style:style>
    <style:style style:name="P27" style:family="paragraph" style:parent-style-name="Standard">
      <style:paragraph-properties fo:text-align="start" style:justify-single-word="false"/>
      <style:text-properties officeooo:rsid="000decdb" officeooo:paragraph-rsid="000fd6cf"/>
    </style:style>
    <style:style style:name="P28" style:family="paragraph" style:parent-style-name="Standard" style:list-style-name="L2">
      <style:paragraph-properties fo:text-align="start" style:justify-single-word="false"/>
      <style:text-properties officeooo:paragraph-rsid="002babe7"/>
    </style:style>
    <style:style style:name="P29" style:family="paragraph" style:parent-style-name="Standard" style:list-style-name="L3">
      <style:paragraph-properties fo:text-align="start" style:justify-single-word="false"/>
      <style:text-properties officeooo:paragraph-rsid="00170d39"/>
    </style:style>
    <style:style style:name="P30" style:family="paragraph" style:parent-style-name="Standard" style:list-style-name="L4">
      <style:paragraph-properties fo:text-align="start" style:justify-single-word="false"/>
      <style:text-properties officeooo:paragraph-rsid="001ffe21"/>
    </style:style>
    <style:style style:name="P31" style:family="paragraph" style:parent-style-name="Standard" style:list-style-name="L5">
      <style:paragraph-properties fo:text-align="start" style:justify-single-word="false"/>
      <style:text-properties officeooo:paragraph-rsid="001a02f1"/>
    </style:style>
    <style:style style:name="P32" style:family="paragraph" style:parent-style-name="Standard" style:list-style-name="L7">
      <style:paragraph-properties fo:text-align="start" style:justify-single-word="false"/>
      <style:text-properties officeooo:paragraph-rsid="0045aeb7"/>
    </style:style>
    <style:style style:name="P33" style:family="paragraph" style:parent-style-name="Standard" style:list-style-name="L7">
      <style:paragraph-properties fo:text-align="start" style:justify-single-word="false"/>
      <style:text-properties officeooo:paragraph-rsid="004764ca"/>
    </style:style>
    <style:style style:name="P34" style:family="paragraph" style:parent-style-name="Standard" style:list-style-name="L1">
      <style:paragraph-properties fo:text-align="start" style:justify-single-word="false"/>
      <style:text-properties officeooo:rsid="00106569" officeooo:paragraph-rsid="00106569"/>
    </style:style>
    <style:style style:name="P35" style:family="paragraph" style:parent-style-name="Standard" style:list-style-name="L1">
      <style:paragraph-properties fo:text-align="start" style:justify-single-word="false"/>
      <style:text-properties officeooo:rsid="00106569" officeooo:paragraph-rsid="001127d7"/>
    </style:style>
    <style:style style:name="P36" style:family="paragraph" style:parent-style-name="Standard">
      <style:paragraph-properties fo:text-align="start" style:justify-single-word="false"/>
      <style:text-properties officeooo:rsid="001127d7" officeooo:paragraph-rsid="00135ba9"/>
    </style:style>
    <style:style style:name="P37" style:family="paragraph" style:parent-style-name="Standard">
      <style:paragraph-properties fo:text-align="start" style:justify-single-word="false"/>
      <style:text-properties officeooo:rsid="00135ba9" officeooo:paragraph-rsid="00135ba9"/>
    </style:style>
    <style:style style:name="P38" style:family="paragraph" style:parent-style-name="Standard">
      <style:paragraph-properties fo:text-align="start" style:justify-single-word="false"/>
      <style:text-properties officeooo:rsid="00135ba9" officeooo:paragraph-rsid="002babe7"/>
    </style:style>
    <style:style style:name="P39" style:family="paragraph" style:parent-style-name="Standard" style:list-style-name="L3">
      <style:paragraph-properties fo:text-align="start" style:justify-single-word="false"/>
      <style:text-properties officeooo:rsid="00170d39" officeooo:paragraph-rsid="00170d39"/>
    </style:style>
    <style:style style:name="P40" style:family="paragraph" style:parent-style-name="Standard" style:list-style-name="L3">
      <style:paragraph-properties fo:text-align="start" style:justify-single-word="false"/>
      <style:text-properties officeooo:rsid="00186c9f" officeooo:paragraph-rsid="00186c9f"/>
    </style:style>
    <style:style style:name="P41" style:family="paragraph" style:parent-style-name="Standard">
      <style:paragraph-properties fo:text-align="start" style:justify-single-word="false"/>
      <style:text-properties officeooo:rsid="00186c9f" officeooo:paragraph-rsid="00186c9f"/>
    </style:style>
    <style:style style:name="P42" style:family="paragraph" style:parent-style-name="Standard">
      <style:paragraph-properties fo:text-align="start" style:justify-single-word="false"/>
      <style:text-properties officeooo:rsid="0019fa09" officeooo:paragraph-rsid="0019fa09"/>
    </style:style>
    <style:style style:name="P43" style:family="paragraph" style:parent-style-name="Standard" style:list-style-name="L4">
      <style:paragraph-properties fo:text-align="start" style:justify-single-word="false"/>
      <style:text-properties officeooo:rsid="0019fa09" officeooo:paragraph-rsid="002116b5"/>
    </style:style>
    <style:style style:name="P44" style:family="paragraph" style:parent-style-name="Standard">
      <style:paragraph-properties fo:text-align="start" style:justify-single-word="false"/>
      <style:text-properties officeooo:rsid="0019fa09" officeooo:paragraph-rsid="002651cb"/>
    </style:style>
    <style:style style:name="P45" style:family="paragraph" style:parent-style-name="Standard">
      <style:paragraph-properties fo:text-align="start" style:justify-single-word="false"/>
      <style:text-properties officeooo:rsid="001ffe21" officeooo:paragraph-rsid="001ffe21"/>
    </style:style>
    <style:style style:name="P46" style:family="paragraph" style:parent-style-name="Standard">
      <style:paragraph-properties fo:text-align="start" style:justify-single-word="false"/>
      <style:text-properties officeooo:rsid="002c2c60" officeooo:paragraph-rsid="002c2c60"/>
    </style:style>
    <style:style style:name="P47" style:family="paragraph" style:parent-style-name="Standard" style:list-style-name="L5">
      <style:paragraph-properties fo:text-align="start" style:justify-single-word="false"/>
      <style:text-properties officeooo:rsid="001a02f1" officeooo:paragraph-rsid="001a02f1"/>
    </style:style>
    <style:style style:name="P48" style:family="paragraph" style:parent-style-name="Standard" style:list-style-name="L5">
      <style:paragraph-properties fo:text-align="start" style:justify-single-word="false"/>
      <style:text-properties officeooo:rsid="00247ed5" officeooo:paragraph-rsid="00247ed5"/>
    </style:style>
    <style:style style:name="P49" style:family="paragraph" style:parent-style-name="Standard" style:list-style-name="L5">
      <style:paragraph-properties fo:text-align="start" style:justify-single-word="false"/>
      <style:text-properties officeooo:rsid="0025db35" officeooo:paragraph-rsid="0025db35"/>
    </style:style>
    <style:style style:name="P50" style:family="paragraph" style:parent-style-name="Standard" style:list-style-name="L5">
      <style:paragraph-properties fo:text-align="start" style:justify-single-word="false"/>
      <style:text-properties officeooo:rsid="0025db35" officeooo:paragraph-rsid="00920d2b"/>
    </style:style>
    <style:style style:name="P51" style:family="paragraph" style:parent-style-name="Standard">
      <style:paragraph-properties fo:text-align="start" style:justify-single-word="false"/>
      <style:text-properties officeooo:rsid="0025db35" officeooo:paragraph-rsid="00920d2b"/>
    </style:style>
    <style:style style:name="P52" style:family="paragraph" style:parent-style-name="Standard">
      <style:paragraph-properties fo:text-align="start" style:justify-single-word="false"/>
      <style:text-properties style:text-underline-style="solid" style:text-underline-width="auto" style:text-underline-color="font-color" officeooo:rsid="0029571d" officeooo:paragraph-rsid="0029571d"/>
    </style:style>
    <style:style style:name="P53" style:family="paragraph" style:parent-style-name="Standard">
      <style:paragraph-properties fo:text-align="start" style:justify-single-word="false"/>
      <style:text-properties style:text-underline-style="solid" style:text-underline-width="auto" style:text-underline-color="font-color" officeooo:rsid="00433e37" officeooo:paragraph-rsid="00433e37"/>
    </style:style>
    <style:style style:name="P54" style:family="paragraph" style:parent-style-name="Standard">
      <style:paragraph-properties fo:text-align="start" style:justify-single-word="false"/>
      <style:text-properties style:text-underline-style="solid" style:text-underline-width="auto" style:text-underline-color="font-color" officeooo:rsid="0050d8fd" officeooo:paragraph-rsid="00557307"/>
    </style:style>
    <style:style style:name="P55" style:family="paragraph" style:parent-style-name="Standard">
      <style:paragraph-properties fo:text-align="start" style:justify-single-word="false"/>
      <style:text-properties style:text-underline-style="solid" style:text-underline-width="auto" style:text-underline-color="font-color" officeooo:rsid="0050d8fd" officeooo:paragraph-rsid="00688d01"/>
    </style:style>
    <style:style style:name="P56" style:family="paragraph" style:parent-style-name="Standard">
      <style:paragraph-properties fo:text-align="start" style:justify-single-word="false"/>
      <style:text-properties style:text-underline-style="solid" style:text-underline-width="auto" style:text-underline-color="font-color" officeooo:rsid="0050d8fd" officeooo:paragraph-rsid="00709ff3"/>
    </style:style>
    <style:style style:name="P57" style:family="paragraph" style:parent-style-name="Standard">
      <style:paragraph-properties fo:text-align="start" style:justify-single-word="false"/>
      <style:text-properties style:text-underline-style="solid" style:text-underline-width="auto" style:text-underline-color="font-color" officeooo:rsid="0050d8fd" officeooo:paragraph-rsid="007c4acf"/>
    </style:style>
    <style:style style:name="P58" style:family="paragraph" style:parent-style-name="Standard">
      <style:paragraph-properties fo:text-align="start" style:justify-single-word="false"/>
      <style:text-properties style:text-underline-style="solid" style:text-underline-width="auto" style:text-underline-color="font-color" officeooo:rsid="0050d8fd" officeooo:paragraph-rsid="008d9a3c"/>
    </style:style>
    <style:style style:name="P59" style:family="paragraph" style:parent-style-name="Standard">
      <style:paragraph-properties fo:text-align="start" style:justify-single-word="false"/>
      <style:text-properties style:text-underline-style="solid" style:text-underline-width="auto" style:text-underline-color="font-color" officeooo:rsid="0050d8fd" officeooo:paragraph-rsid="0091472b"/>
    </style:style>
    <style:style style:name="P60" style:family="paragraph" style:parent-style-name="Standard">
      <style:paragraph-properties fo:text-align="start" style:justify-single-word="false"/>
      <style:text-properties style:text-underline-style="solid" style:text-underline-width="auto" style:text-underline-color="font-color" officeooo:rsid="0050d8fd" officeooo:paragraph-rsid="0094df7b"/>
    </style:style>
    <style:style style:name="P61" style:family="paragraph" style:parent-style-name="Standard">
      <style:paragraph-properties fo:text-align="start" style:justify-single-word="false"/>
      <style:text-properties style:text-underline-style="solid" style:text-underline-width="auto" style:text-underline-color="font-color" officeooo:rsid="0050d8fd" officeooo:paragraph-rsid="009b4ed3"/>
    </style:style>
    <style:style style:name="P62" style:family="paragraph" style:parent-style-name="Standard">
      <style:paragraph-properties fo:text-align="start" style:justify-single-word="false"/>
      <style:text-properties officeooo:rsid="0029571d" officeooo:paragraph-rsid="0029571d"/>
    </style:style>
    <style:style style:name="P63" style:family="paragraph" style:parent-style-name="Standard">
      <style:paragraph-properties fo:text-align="start" style:justify-single-word="false"/>
      <style:text-properties officeooo:rsid="002dd7c7" officeooo:paragraph-rsid="0033743e"/>
    </style:style>
    <style:style style:name="P64" style:family="paragraph" style:parent-style-name="Standard">
      <style:paragraph-properties fo:text-align="start" style:justify-single-word="false"/>
      <style:text-properties officeooo:rsid="00398e36" officeooo:paragraph-rsid="003b4a90"/>
    </style:style>
    <style:style style:name="P65" style:family="paragraph" style:parent-style-name="Standard">
      <style:paragraph-properties fo:text-align="start" style:justify-single-word="false"/>
      <style:text-properties officeooo:rsid="003b4a90" officeooo:paragraph-rsid="003b4a90"/>
    </style:style>
    <style:style style:name="P66" style:family="paragraph" style:parent-style-name="Standard">
      <style:paragraph-properties fo:text-align="start" style:justify-single-word="false"/>
      <style:text-properties officeooo:rsid="00433e37" officeooo:paragraph-rsid="00433e37"/>
    </style:style>
    <style:style style:name="P67" style:family="paragraph" style:parent-style-name="Standard">
      <style:paragraph-properties fo:text-align="start" style:justify-single-word="false"/>
      <style:text-properties officeooo:rsid="0044c76a" officeooo:paragraph-rsid="0044c76a"/>
    </style:style>
    <style:style style:name="P68" style:family="paragraph" style:parent-style-name="Standard" style:list-style-name="L6">
      <style:paragraph-properties fo:text-align="start" style:justify-single-word="false"/>
      <style:text-properties officeooo:rsid="0044c76a" officeooo:paragraph-rsid="0044c76a"/>
    </style:style>
    <style:style style:name="P69" style:family="paragraph" style:parent-style-name="Standard" style:list-style-name="L7">
      <style:paragraph-properties fo:text-align="start" style:justify-single-word="false"/>
      <style:text-properties officeooo:rsid="0045aeb7" officeooo:paragraph-rsid="0045aeb7"/>
    </style:style>
    <style:style style:name="P70" style:family="paragraph" style:parent-style-name="Standard" style:list-style-name="L7">
      <style:paragraph-properties fo:text-align="start" style:justify-single-word="false"/>
      <style:text-properties officeooo:rsid="004764ca" officeooo:paragraph-rsid="004764ca"/>
    </style:style>
    <style:style style:name="P71" style:family="paragraph" style:parent-style-name="Standard">
      <style:paragraph-properties fo:text-align="start" style:justify-single-word="false"/>
      <style:text-properties officeooo:rsid="004a9a65" officeooo:paragraph-rsid="004a9a65"/>
    </style:style>
    <style:style style:name="P72" style:family="paragraph" style:parent-style-name="Standard">
      <style:paragraph-properties fo:text-align="start" style:justify-single-word="false"/>
      <style:text-properties officeooo:rsid="004bd784" officeooo:paragraph-rsid="0050d8fd"/>
    </style:style>
    <style:style style:name="P73" style:family="paragraph" style:parent-style-name="Standard">
      <style:paragraph-properties fo:text-align="start" style:justify-single-word="false"/>
      <style:text-properties officeooo:rsid="0050d8fd" officeooo:paragraph-rsid="00557307"/>
    </style:style>
    <style:style style:name="P74" style:family="paragraph" style:parent-style-name="Standard">
      <style:paragraph-properties fo:text-align="start" style:justify-single-word="false"/>
      <style:text-properties officeooo:rsid="0050d8fd" officeooo:paragraph-rsid="005a5b17"/>
    </style:style>
    <style:style style:name="P75" style:family="paragraph" style:parent-style-name="Standard">
      <style:paragraph-properties fo:text-align="start" style:justify-single-word="false"/>
      <style:text-properties officeooo:rsid="0050d8fd" officeooo:paragraph-rsid="005c4014"/>
    </style:style>
    <style:style style:name="P76" style:family="paragraph" style:parent-style-name="Standard">
      <style:paragraph-properties fo:text-align="start" style:justify-single-word="false"/>
      <style:text-properties officeooo:rsid="0050d8fd" officeooo:paragraph-rsid="005cf290"/>
    </style:style>
    <style:style style:name="P77" style:family="paragraph" style:parent-style-name="Standard">
      <style:paragraph-properties fo:text-align="start" style:justify-single-word="false"/>
      <style:text-properties officeooo:rsid="0050d8fd" officeooo:paragraph-rsid="00646d28"/>
    </style:style>
    <style:style style:name="P78" style:family="paragraph" style:parent-style-name="Standard" style:list-style-name="L8">
      <style:paragraph-properties fo:text-align="start" style:justify-single-word="false"/>
      <style:text-properties officeooo:rsid="0050d8fd" officeooo:paragraph-rsid="00646d28"/>
    </style:style>
    <style:style style:name="P79" style:family="paragraph" style:parent-style-name="Standard">
      <style:paragraph-properties fo:text-align="start" style:justify-single-word="false"/>
      <style:text-properties officeooo:rsid="0050d8fd" officeooo:paragraph-rsid="0065aab0"/>
    </style:style>
    <style:style style:name="P80" style:family="paragraph" style:parent-style-name="Standard" style:list-style-name="L9">
      <style:paragraph-properties fo:text-align="start" style:justify-single-word="false"/>
      <style:text-properties officeooo:rsid="0050d8fd" officeooo:paragraph-rsid="0065aab0"/>
    </style:style>
    <style:style style:name="P81" style:family="paragraph" style:parent-style-name="Standard" style:list-style-name="L10">
      <style:paragraph-properties fo:text-align="start" style:justify-single-word="false"/>
      <style:text-properties officeooo:rsid="0050d8fd" officeooo:paragraph-rsid="0065ab8d"/>
    </style:style>
    <style:style style:name="P82" style:family="paragraph" style:parent-style-name="Standard">
      <style:paragraph-properties fo:text-align="start" style:justify-single-word="false"/>
      <style:text-properties officeooo:rsid="0050d8fd" officeooo:paragraph-rsid="0065ab8d"/>
    </style:style>
    <style:style style:name="P83" style:family="paragraph" style:parent-style-name="Standard">
      <style:paragraph-properties fo:text-align="start" style:justify-single-word="false"/>
      <style:text-properties officeooo:rsid="0050d8fd" officeooo:paragraph-rsid="00677275"/>
    </style:style>
    <style:style style:name="P84" style:family="paragraph" style:parent-style-name="Standard">
      <style:paragraph-properties fo:text-align="start" style:justify-single-word="false"/>
      <style:text-properties officeooo:rsid="0050d8fd" officeooo:paragraph-rsid="0067aace"/>
    </style:style>
    <style:style style:name="P85" style:family="paragraph" style:parent-style-name="Standard">
      <style:paragraph-properties fo:text-align="start" style:justify-single-word="false"/>
      <style:text-properties officeooo:rsid="0050d8fd" officeooo:paragraph-rsid="00688d01"/>
    </style:style>
    <style:style style:name="P86" style:family="paragraph" style:parent-style-name="Standard">
      <style:paragraph-properties fo:text-align="start" style:justify-single-word="false"/>
      <style:text-properties officeooo:rsid="0050d8fd" officeooo:paragraph-rsid="006ed606"/>
    </style:style>
    <style:style style:name="P87" style:family="paragraph" style:parent-style-name="Standard">
      <style:paragraph-properties fo:text-align="start" style:justify-single-word="false"/>
      <style:text-properties officeooo:rsid="0050d8fd" officeooo:paragraph-rsid="00709ff3"/>
    </style:style>
    <style:style style:name="P88" style:family="paragraph" style:parent-style-name="Standard">
      <style:paragraph-properties fo:text-align="start" style:justify-single-word="false"/>
      <style:text-properties officeooo:rsid="0050d8fd" officeooo:paragraph-rsid="00741067"/>
    </style:style>
    <style:style style:name="P89" style:family="paragraph" style:parent-style-name="Standard">
      <style:paragraph-properties fo:text-align="start" style:justify-single-word="false"/>
      <style:text-properties officeooo:rsid="0050d8fd" officeooo:paragraph-rsid="00766804"/>
    </style:style>
    <style:style style:name="P90" style:family="paragraph" style:parent-style-name="Standard">
      <style:paragraph-properties fo:text-align="start" style:justify-single-word="false"/>
      <style:text-properties officeooo:rsid="0050d8fd" officeooo:paragraph-rsid="007a379d"/>
    </style:style>
    <style:style style:name="P91" style:family="paragraph" style:parent-style-name="Standard" style:list-style-name="L11">
      <style:paragraph-properties fo:text-align="start" style:justify-single-word="false"/>
      <style:text-properties officeooo:rsid="0050d8fd" officeooo:paragraph-rsid="007a379d"/>
    </style:style>
    <style:style style:name="P92" style:family="paragraph" style:parent-style-name="Standard" style:list-style-name="L11">
      <style:paragraph-properties fo:text-align="start" style:justify-single-word="false"/>
      <style:text-properties officeooo:rsid="0050d8fd" officeooo:paragraph-rsid="007bf6f2"/>
    </style:style>
    <style:style style:name="P93" style:family="paragraph" style:parent-style-name="Standard">
      <style:paragraph-properties fo:text-align="start" style:justify-single-word="false"/>
      <style:text-properties officeooo:rsid="0050d8fd" officeooo:paragraph-rsid="007c4acf"/>
    </style:style>
    <style:style style:name="P94" style:family="paragraph" style:parent-style-name="Standard">
      <style:paragraph-properties fo:text-align="start" style:justify-single-word="false"/>
      <style:text-properties officeooo:rsid="0050d8fd" officeooo:paragraph-rsid="007e5e6a"/>
    </style:style>
    <style:style style:name="P95" style:family="paragraph" style:parent-style-name="Standard">
      <style:paragraph-properties fo:text-align="start" style:justify-single-word="false"/>
      <style:text-properties officeooo:rsid="0050d8fd" officeooo:paragraph-rsid="007ebaab"/>
    </style:style>
    <style:style style:name="P96" style:family="paragraph" style:parent-style-name="Standard">
      <style:paragraph-properties fo:text-align="start" style:justify-single-word="false"/>
      <style:text-properties officeooo:rsid="0050d8fd" officeooo:paragraph-rsid="008059c9"/>
    </style:style>
    <style:style style:name="P97" style:family="paragraph" style:parent-style-name="Standard">
      <style:paragraph-properties fo:text-align="start" style:justify-single-word="false"/>
      <style:text-properties officeooo:rsid="0050d8fd" officeooo:paragraph-rsid="0087a1a3"/>
    </style:style>
    <style:style style:name="P98" style:family="paragraph" style:parent-style-name="Standard">
      <style:paragraph-properties fo:text-align="start" style:justify-single-word="false"/>
      <style:text-properties officeooo:rsid="0050d8fd" officeooo:paragraph-rsid="008c041b"/>
    </style:style>
    <style:style style:name="P99" style:family="paragraph" style:parent-style-name="Standard">
      <style:paragraph-properties fo:text-align="start" style:justify-single-word="false"/>
      <style:text-properties officeooo:rsid="0050d8fd" officeooo:paragraph-rsid="008e8382"/>
    </style:style>
    <style:style style:name="P100" style:family="paragraph" style:parent-style-name="Standard">
      <style:paragraph-properties fo:text-align="start" style:justify-single-word="false"/>
      <style:text-properties officeooo:rsid="0050d8fd" officeooo:paragraph-rsid="00901062"/>
    </style:style>
    <style:style style:name="P101" style:family="paragraph" style:parent-style-name="Standard">
      <style:paragraph-properties fo:text-align="start" style:justify-single-word="false"/>
      <style:text-properties officeooo:rsid="0050d8fd" officeooo:paragraph-rsid="009107e4"/>
    </style:style>
    <style:style style:name="P102" style:family="paragraph" style:parent-style-name="Standard">
      <style:paragraph-properties fo:text-align="start" style:justify-single-word="false"/>
      <style:text-properties officeooo:rsid="0050d8fd" officeooo:paragraph-rsid="0091472b"/>
    </style:style>
    <style:style style:name="P103" style:family="paragraph" style:parent-style-name="Standard">
      <style:paragraph-properties fo:text-align="start" style:justify-single-word="false"/>
      <style:text-properties officeooo:rsid="0050d8fd" officeooo:paragraph-rsid="0093daab"/>
    </style:style>
    <style:style style:name="P104" style:family="paragraph" style:parent-style-name="Standard">
      <style:paragraph-properties fo:text-align="start" style:justify-single-word="false"/>
      <style:text-properties officeooo:rsid="0050d8fd" officeooo:paragraph-rsid="00942010"/>
    </style:style>
    <style:style style:name="P105" style:family="paragraph" style:parent-style-name="Standard">
      <style:paragraph-properties fo:text-align="start" style:justify-single-word="false"/>
      <style:text-properties officeooo:rsid="0050d8fd" officeooo:paragraph-rsid="0094439a"/>
    </style:style>
    <style:style style:name="P106" style:family="paragraph" style:parent-style-name="Standard">
      <style:paragraph-properties fo:text-align="start" style:justify-single-word="false"/>
      <style:text-properties officeooo:rsid="0050d8fd" officeooo:paragraph-rsid="00949028"/>
    </style:style>
    <style:style style:name="P107" style:family="paragraph" style:parent-style-name="Standard">
      <style:paragraph-properties fo:text-align="start" style:justify-single-word="false"/>
      <style:text-properties officeooo:rsid="0050d8fd" officeooo:paragraph-rsid="0094df7b"/>
    </style:style>
    <style:style style:name="P108" style:family="paragraph" style:parent-style-name="Standard">
      <style:paragraph-properties fo:text-align="start" style:justify-single-word="false"/>
      <style:text-properties officeooo:rsid="0050d8fd" officeooo:paragraph-rsid="00968f36"/>
    </style:style>
    <style:style style:name="P109" style:family="paragraph" style:parent-style-name="Standard">
      <style:paragraph-properties fo:text-align="start" style:justify-single-word="false"/>
      <style:text-properties officeooo:rsid="0050d8fd" officeooo:paragraph-rsid="009b4ed3"/>
    </style:style>
    <style:style style:name="P110" style:family="paragraph" style:parent-style-name="Standard">
      <style:paragraph-properties fo:text-align="start" style:justify-single-word="false"/>
      <style:text-properties officeooo:rsid="0050d8fd" officeooo:paragraph-rsid="00a12173"/>
    </style:style>
    <style:style style:name="P111" style:family="paragraph" style:parent-style-name="Standard">
      <style:paragraph-properties fo:text-align="start" style:justify-single-word="false"/>
      <style:text-properties officeooo:rsid="0050d8fd" officeooo:paragraph-rsid="00a7d907"/>
    </style:style>
    <style:style style:name="P112" style:family="paragraph" style:parent-style-name="Standard">
      <style:paragraph-properties fo:text-align="start" style:justify-single-word="false"/>
      <style:text-properties officeooo:rsid="0050d8fd" officeooo:paragraph-rsid="00ad2aa1"/>
    </style:style>
    <style:style style:name="P113" style:family="paragraph" style:parent-style-name="Standard">
      <style:paragraph-properties fo:text-align="start" style:justify-single-word="false"/>
      <style:text-properties officeooo:rsid="0050d8fd" officeooo:paragraph-rsid="00b0cd49"/>
    </style:style>
    <style:style style:name="P114" style:family="paragraph" style:parent-style-name="Standard">
      <style:paragraph-properties fo:text-align="start" style:justify-single-word="false"/>
      <style:text-properties officeooo:rsid="0050d8fd" officeooo:paragraph-rsid="00b175e7"/>
    </style:style>
    <style:style style:name="P115" style:family="paragraph" style:parent-style-name="Standard">
      <style:paragraph-properties fo:text-align="start" style:justify-single-word="false"/>
      <style:text-properties officeooo:rsid="0050d8fd" officeooo:paragraph-rsid="00b37323"/>
    </style:style>
    <style:style style:name="P116" style:family="paragraph" style:parent-style-name="Standard">
      <style:paragraph-properties fo:text-align="start" style:justify-single-word="false"/>
      <style:text-properties officeooo:rsid="0050d8fd" officeooo:paragraph-rsid="00b56454"/>
    </style:style>
    <style:style style:name="P117" style:family="paragraph" style:parent-style-name="Standard">
      <style:paragraph-properties fo:text-align="start" style:justify-single-word="false"/>
      <style:text-properties officeooo:rsid="0050d8fd" officeooo:paragraph-rsid="00b8c82a"/>
    </style:style>
    <style:style style:name="P118" style:family="paragraph" style:parent-style-name="Standard">
      <style:paragraph-properties fo:text-align="start" style:justify-single-word="false" fo:break-before="page"/>
      <style:text-properties fo:font-weight="bold" officeooo:rsid="0050d8fd" officeooo:paragraph-rsid="00688d01" style:font-weight-asian="bold" style:font-weight-complex="bold"/>
    </style:style>
    <style:style style:name="T1" style:family="text">
      <style:text-properties officeooo:rsid="000c553f"/>
    </style:style>
    <style:style style:name="T2" style:family="text">
      <style:text-properties fo:font-style="italic" style:font-style-asian="italic" style:font-style-complex="italic"/>
    </style:style>
    <style:style style:name="T3" style:family="text">
      <style:text-properties fo:font-style="italic" officeooo:rsid="000c553f" style:font-style-asian="italic" style:font-style-complex="italic"/>
    </style:style>
    <style:style style:name="T4" style:family="text">
      <style:text-properties fo:font-style="italic" officeooo:rsid="000decdb" style:font-style-asian="italic" style:font-style-complex="italic"/>
    </style:style>
    <style:style style:name="T5" style:family="text">
      <style:text-properties fo:font-style="italic" officeooo:rsid="000fd6cf" style:font-style-asian="italic" style:font-style-complex="italic"/>
    </style:style>
    <style:style style:name="T6" style:family="text">
      <style:text-properties fo:font-style="italic" officeooo:rsid="00146f0b" style:font-style-asian="italic" style:font-style-complex="italic"/>
    </style:style>
    <style:style style:name="T7" style:family="text">
      <style:text-properties fo:font-style="italic" officeooo:rsid="00135ba9" style:font-style-asian="italic" style:font-style-complex="italic"/>
    </style:style>
    <style:style style:name="T8" style:family="text">
      <style:text-properties fo:font-style="italic" officeooo:rsid="0028152d" style:font-style-asian="italic" style:font-style-complex="italic"/>
    </style:style>
    <style:style style:name="T9" style:family="text">
      <style:text-properties fo:font-style="italic" officeooo:rsid="00301edd" style:font-style-asian="italic" style:font-style-complex="italic"/>
    </style:style>
    <style:style style:name="T10" style:family="text">
      <style:text-properties fo:font-style="italic" officeooo:rsid="003c8f72" style:font-style-asian="italic" style:font-style-complex="italic"/>
    </style:style>
    <style:style style:name="T11" style:family="text">
      <style:text-properties fo:font-style="italic" officeooo:rsid="004764ca" style:font-style-asian="italic" style:font-style-complex="italic"/>
    </style:style>
    <style:style style:name="T12" style:family="text">
      <style:text-properties fo:font-style="italic" officeooo:rsid="005a5b17" style:font-style-asian="italic" style:font-style-complex="italic"/>
    </style:style>
    <style:style style:name="T13" style:family="text">
      <style:text-properties fo:font-style="italic" officeooo:rsid="005cf290" style:font-style-asian="italic" style:font-style-complex="italic"/>
    </style:style>
    <style:style style:name="T14" style:family="text">
      <style:text-properties fo:font-style="italic" officeooo:rsid="005fc745" style:font-style-asian="italic" style:font-style-complex="italic"/>
    </style:style>
    <style:style style:name="T15" style:family="text">
      <style:text-properties fo:font-style="italic" officeooo:rsid="00646d28" style:font-style-asian="italic" style:font-style-complex="italic"/>
    </style:style>
    <style:style style:name="T16" style:family="text">
      <style:text-properties fo:font-style="italic" officeooo:rsid="00788470" style:font-style-asian="italic" style:font-style-complex="italic"/>
    </style:style>
    <style:style style:name="T17" style:family="text">
      <style:text-properties fo:font-style="italic" officeooo:rsid="00741067" style:font-style-asian="italic" style:font-style-complex="italic"/>
    </style:style>
    <style:style style:name="T18" style:family="text">
      <style:text-properties fo:font-style="italic" officeooo:rsid="007c4acf" style:font-style-asian="italic" style:font-style-complex="italic"/>
    </style:style>
    <style:style style:name="T19" style:family="text">
      <style:text-properties fo:font-style="italic" officeooo:rsid="007ebaab" style:font-style-asian="italic" style:font-style-complex="italic"/>
    </style:style>
    <style:style style:name="T20" style:family="text">
      <style:text-properties fo:font-style="italic" officeooo:rsid="008059c9" style:font-style-asian="italic" style:font-style-complex="italic"/>
    </style:style>
    <style:style style:name="T21" style:family="text">
      <style:text-properties fo:font-style="italic" officeooo:rsid="008c041b" style:font-style-asian="italic" style:font-style-complex="italic"/>
    </style:style>
    <style:style style:name="T22" style:family="text">
      <style:text-properties fo:font-style="italic" officeooo:rsid="00949028" style:font-style-asian="italic" style:font-style-complex="italic"/>
    </style:style>
    <style:style style:name="T23" style:family="text">
      <style:text-properties fo:font-style="italic" officeooo:rsid="00901062" style:font-style-asian="italic" style:font-style-complex="italic"/>
    </style:style>
    <style:style style:name="T24" style:family="text">
      <style:text-properties fo:font-style="italic" officeooo:rsid="009107e4" style:font-style-asian="italic" style:font-style-complex="italic"/>
    </style:style>
    <style:style style:name="T25" style:family="text">
      <style:text-properties fo:font-style="italic" officeooo:rsid="00a618b9" style:font-style-asian="italic" style:font-style-complex="italic"/>
    </style:style>
    <style:style style:name="T26" style:family="text">
      <style:text-properties fo:font-style="italic" officeooo:rsid="00b70dc1" style:font-style-asian="italic" style:font-style-complex="italic"/>
    </style:style>
    <style:style style:name="T27" style:family="text">
      <style:text-properties fo:font-style="italic" officeooo:rsid="00b37323" style:font-style-asian="italic" style:font-style-complex="italic"/>
    </style:style>
    <style:style style:name="T28" style:family="text">
      <style:text-properties officeooo:rsid="000decdb"/>
    </style:style>
    <style:style style:name="T29" style:family="text">
      <style:text-properties fo:font-style="normal" officeooo:rsid="000decdb" style:font-style-asian="normal" style:font-style-complex="normal"/>
    </style:style>
    <style:style style:name="T30" style:family="text">
      <style:text-properties fo:font-style="normal" officeooo:rsid="00106569" style:font-style-asian="normal" style:font-style-complex="normal"/>
    </style:style>
    <style:style style:name="T31" style:family="text">
      <style:text-properties officeooo:rsid="000e492c"/>
    </style:style>
    <style:style style:name="T32" style:family="text">
      <style:text-properties officeooo:rsid="000fd6cf"/>
    </style:style>
    <style:style style:name="T33" style:family="text">
      <style:text-properties officeooo:rsid="00106569"/>
    </style:style>
    <style:style style:name="T34" style:family="text">
      <style:text-properties officeooo:rsid="001127d7"/>
    </style:style>
    <style:style style:name="T35" style:family="text">
      <style:text-properties officeooo:rsid="0012b63f"/>
    </style:style>
    <style:style style:name="T36" style:family="text">
      <style:text-properties officeooo:rsid="00135ba9"/>
    </style:style>
    <style:style style:name="T37" style:family="text">
      <style:text-properties officeooo:rsid="001551bb"/>
    </style:style>
    <style:style style:name="T38" style:family="text">
      <style:text-properties officeooo:rsid="00170d39"/>
    </style:style>
    <style:style style:name="T39" style:family="text">
      <style:text-properties officeooo:rsid="0019fa09"/>
    </style:style>
    <style:style style:name="T40" style:family="text">
      <style:text-properties officeooo:rsid="001a02f1"/>
    </style:style>
    <style:style style:name="T41" style:family="text">
      <style:text-properties officeooo:rsid="001ae26a"/>
    </style:style>
    <style:style style:name="T42" style:family="text">
      <style:text-properties officeooo:rsid="001afb17"/>
    </style:style>
    <style:style style:name="T43" style:family="text">
      <style:text-properties officeooo:rsid="001c10ba"/>
    </style:style>
    <style:style style:name="T44" style:family="text">
      <style:text-properties officeooo:rsid="001d387f"/>
    </style:style>
    <style:style style:name="T45" style:family="text">
      <style:text-properties officeooo:rsid="001dc0ac"/>
    </style:style>
    <style:style style:name="T46" style:family="text">
      <style:text-properties officeooo:rsid="001f16fc"/>
    </style:style>
    <style:style style:name="T47" style:family="text">
      <style:text-properties officeooo:rsid="001ffe21"/>
    </style:style>
    <style:style style:name="T48" style:family="text">
      <style:text-properties officeooo:rsid="0020db41"/>
    </style:style>
    <style:style style:name="T49" style:family="text">
      <style:text-properties officeooo:rsid="002116b5"/>
    </style:style>
    <style:style style:name="T50" style:family="text">
      <style:text-properties officeooo:rsid="0022f56a"/>
    </style:style>
    <style:style style:name="T51" style:family="text">
      <style:text-properties officeooo:rsid="002719c3"/>
    </style:style>
    <style:style style:name="T52" style:family="text">
      <style:text-properties officeooo:rsid="002793cd"/>
    </style:style>
    <style:style style:name="T53" style:family="text">
      <style:text-properties officeooo:rsid="0027e805"/>
    </style:style>
    <style:style style:name="T54" style:family="text">
      <style:text-properties officeooo:rsid="0028152d"/>
    </style:style>
    <style:style style:name="T55" style:family="text">
      <style:text-properties officeooo:rsid="00285b41"/>
    </style:style>
    <style:style style:name="T56" style:family="text">
      <style:text-properties officeooo:rsid="002a93a4"/>
    </style:style>
    <style:style style:name="T57" style:family="text">
      <style:text-properties officeooo:rsid="002d2b84"/>
    </style:style>
    <style:style style:name="T58" style:family="text">
      <style:text-properties officeooo:rsid="002dd7c7"/>
    </style:style>
    <style:style style:name="T59" style:family="text">
      <style:text-properties officeooo:rsid="002e8830"/>
    </style:style>
    <style:style style:name="T60" style:family="text">
      <style:text-properties officeooo:rsid="00301edd"/>
    </style:style>
    <style:style style:name="T61" style:family="text">
      <style:text-properties officeooo:rsid="0031e6d3"/>
    </style:style>
    <style:style style:name="T62" style:family="text">
      <style:text-properties officeooo:rsid="0032b9bb"/>
    </style:style>
    <style:style style:name="T63" style:family="text">
      <style:text-properties officeooo:rsid="0033743e"/>
    </style:style>
    <style:style style:name="T64" style:family="text">
      <style:text-properties officeooo:rsid="0033dd3a"/>
    </style:style>
    <style:style style:name="T65" style:family="text">
      <style:text-properties officeooo:rsid="00357b1c"/>
    </style:style>
    <style:style style:name="T66" style:family="text">
      <style:text-properties officeooo:rsid="00365bbb"/>
    </style:style>
    <style:style style:name="T67" style:family="text">
      <style:text-properties officeooo:rsid="00378f3b"/>
    </style:style>
    <style:style style:name="T68" style:family="text">
      <style:text-properties officeooo:rsid="003968ae"/>
    </style:style>
    <style:style style:name="T69" style:family="text">
      <style:text-properties officeooo:rsid="00398e36"/>
    </style:style>
    <style:style style:name="T70" style:family="text">
      <style:text-properties officeooo:rsid="003b4a90"/>
    </style:style>
    <style:style style:name="T71" style:family="text">
      <style:text-properties officeooo:rsid="003c8f72"/>
    </style:style>
    <style:style style:name="T72" style:family="text">
      <style:text-properties officeooo:rsid="003d71b0"/>
    </style:style>
    <style:style style:name="T73" style:family="text">
      <style:text-properties officeooo:rsid="003f3390"/>
    </style:style>
    <style:style style:name="T74" style:family="text">
      <style:text-properties officeooo:rsid="00401ad2"/>
    </style:style>
    <style:style style:name="T75" style:family="text">
      <style:text-properties officeooo:rsid="0045aeb7"/>
    </style:style>
    <style:style style:name="T76" style:family="text">
      <style:text-properties officeooo:rsid="004764ca"/>
    </style:style>
    <style:style style:name="T77" style:family="text">
      <style:text-properties officeooo:rsid="0048601c"/>
    </style:style>
    <style:style style:name="T78" style:family="text">
      <style:text-properties officeooo:rsid="0049c277"/>
    </style:style>
    <style:style style:name="T79" style:family="text">
      <style:text-properties officeooo:rsid="004a9a65"/>
    </style:style>
    <style:style style:name="T80" style:family="text">
      <style:text-properties officeooo:rsid="004bd784"/>
    </style:style>
    <style:style style:name="T81" style:family="text">
      <style:text-properties officeooo:rsid="004dc242"/>
    </style:style>
    <style:style style:name="T82" style:family="text">
      <style:text-properties officeooo:rsid="004fa3a4"/>
    </style:style>
    <style:style style:name="T83" style:family="text">
      <style:text-properties officeooo:rsid="0050d8fd"/>
    </style:style>
    <style:style style:name="T84" style:family="text">
      <style:text-properties officeooo:rsid="0053e120"/>
    </style:style>
    <style:style style:name="T85" style:family="text">
      <style:text-properties officeooo:rsid="00557307"/>
    </style:style>
    <style:style style:name="T86" style:family="text">
      <style:text-properties officeooo:rsid="00575d0b"/>
    </style:style>
    <style:style style:name="T87" style:family="text">
      <style:text-properties officeooo:rsid="005859bb"/>
    </style:style>
    <style:style style:name="T88" style:family="text">
      <style:text-properties officeooo:rsid="005a5b17"/>
    </style:style>
    <style:style style:name="T89" style:family="text">
      <style:text-properties officeooo:rsid="005c4014"/>
    </style:style>
    <style:style style:name="T90" style:family="text">
      <style:text-properties officeooo:rsid="005cf290"/>
    </style:style>
    <style:style style:name="T91" style:family="text">
      <style:text-properties officeooo:rsid="005ea5f8"/>
    </style:style>
    <style:style style:name="T92" style:family="text">
      <style:text-properties officeooo:rsid="005fc745"/>
    </style:style>
    <style:style style:name="T93" style:family="text">
      <style:text-properties officeooo:rsid="00620228"/>
    </style:style>
    <style:style style:name="T94" style:family="text">
      <style:text-properties officeooo:rsid="00624afd"/>
    </style:style>
    <style:style style:name="T95" style:family="text">
      <style:text-properties officeooo:rsid="0062e940"/>
    </style:style>
    <style:style style:name="T96" style:family="text">
      <style:text-properties officeooo:rsid="00631fbb"/>
    </style:style>
    <style:style style:name="T97" style:family="text">
      <style:text-properties officeooo:rsid="00646d28"/>
    </style:style>
    <style:style style:name="T98" style:family="text">
      <style:text-properties officeooo:rsid="0065aab0"/>
    </style:style>
    <style:style style:name="T99" style:family="text">
      <style:text-properties officeooo:rsid="0065ab8d"/>
    </style:style>
    <style:style style:name="T100" style:family="text">
      <style:text-properties officeooo:rsid="00677275"/>
    </style:style>
    <style:style style:name="T101" style:family="text">
      <style:text-properties officeooo:rsid="0067aace"/>
    </style:style>
    <style:style style:name="T102" style:family="text">
      <style:text-properties officeooo:rsid="00688d01"/>
    </style:style>
    <style:style style:name="T103" style:family="text">
      <style:text-properties officeooo:rsid="0068d99e"/>
    </style:style>
    <style:style style:name="T104" style:family="text">
      <style:text-properties officeooo:rsid="0069d0f7"/>
    </style:style>
    <style:style style:name="T105" style:family="text">
      <style:text-properties officeooo:rsid="006adce3"/>
    </style:style>
    <style:style style:name="T106" style:family="text">
      <style:text-properties officeooo:rsid="006d524c"/>
    </style:style>
    <style:style style:name="T107" style:family="text">
      <style:text-properties officeooo:rsid="006de0e0"/>
    </style:style>
    <style:style style:name="T108" style:family="text">
      <style:text-properties officeooo:rsid="006ed606"/>
    </style:style>
    <style:style style:name="T109" style:family="text">
      <style:text-properties officeooo:rsid="00709ff3"/>
    </style:style>
    <style:style style:name="T110" style:family="text">
      <style:text-properties officeooo:rsid="00741067"/>
    </style:style>
    <style:style style:name="T111" style:family="text">
      <style:text-properties officeooo:rsid="00744786"/>
    </style:style>
    <style:style style:name="T112" style:family="text">
      <style:text-properties officeooo:rsid="0076323e"/>
    </style:style>
    <style:style style:name="T113" style:family="text">
      <style:text-properties officeooo:rsid="00766804"/>
    </style:style>
    <style:style style:name="T114" style:family="text">
      <style:text-properties officeooo:rsid="0077a855"/>
    </style:style>
    <style:style style:name="T115" style:family="text">
      <style:text-properties officeooo:rsid="00788470"/>
    </style:style>
    <style:style style:name="T116" style:family="text">
      <style:text-properties officeooo:rsid="007a379d"/>
    </style:style>
    <style:style style:name="T117" style:family="text">
      <style:text-properties officeooo:rsid="007a7324"/>
    </style:style>
    <style:style style:name="T118" style:family="text">
      <style:text-properties officeooo:rsid="007c4acf"/>
    </style:style>
    <style:style style:name="T119" style:family="text">
      <style:text-properties officeooo:rsid="007dfe9c"/>
    </style:style>
    <style:style style:name="T120" style:family="text">
      <style:text-properties officeooo:rsid="007e5e6a"/>
    </style:style>
    <style:style style:name="T121" style:family="text">
      <style:text-properties officeooo:rsid="007ebaab"/>
    </style:style>
    <style:style style:name="T122" style:family="text">
      <style:text-properties officeooo:rsid="008059c9"/>
    </style:style>
    <style:style style:name="T123" style:family="text">
      <style:text-properties officeooo:rsid="0087a1a3"/>
    </style:style>
    <style:style style:name="T124" style:family="text">
      <style:text-properties officeooo:rsid="008a2b0d"/>
    </style:style>
    <style:style style:name="T125" style:family="text">
      <style:text-properties officeooo:rsid="008c041b"/>
    </style:style>
    <style:style style:name="T126" style:family="text">
      <style:text-properties officeooo:rsid="008d9a3c"/>
    </style:style>
    <style:style style:name="T127" style:family="text">
      <style:text-properties officeooo:rsid="008e8382"/>
    </style:style>
    <style:style style:name="T128" style:family="text">
      <style:text-properties officeooo:rsid="00901062"/>
    </style:style>
    <style:style style:name="T129" style:family="text">
      <style:text-properties officeooo:rsid="009107e4"/>
    </style:style>
    <style:style style:name="T130" style:family="text">
      <style:text-properties officeooo:rsid="0091472b"/>
    </style:style>
    <style:style style:name="T131" style:family="text">
      <style:text-properties officeooo:rsid="00920d2b"/>
    </style:style>
    <style:style style:name="T132" style:family="text">
      <style:text-properties officeooo:rsid="0093a4d2"/>
    </style:style>
    <style:style style:name="T133" style:family="text">
      <style:text-properties officeooo:rsid="0093daab"/>
    </style:style>
    <style:style style:name="T134" style:family="text">
      <style:text-properties officeooo:rsid="00942010"/>
    </style:style>
    <style:style style:name="T135" style:family="text">
      <style:text-properties officeooo:rsid="0094439a"/>
    </style:style>
    <style:style style:name="T136" style:family="text">
      <style:text-properties officeooo:rsid="00949028"/>
    </style:style>
    <style:style style:name="T137" style:family="text">
      <style:text-properties officeooo:rsid="0094a312"/>
    </style:style>
    <style:style style:name="T138" style:family="text">
      <style:text-properties officeooo:rsid="0094df7b"/>
    </style:style>
    <style:style style:name="T139" style:family="text">
      <style:text-properties officeooo:rsid="00968f36"/>
    </style:style>
    <style:style style:name="T140" style:family="text">
      <style:text-properties officeooo:rsid="00997164"/>
    </style:style>
    <style:style style:name="T141" style:family="text">
      <style:text-properties officeooo:rsid="009b4ed3"/>
    </style:style>
    <style:style style:name="T142" style:family="text">
      <style:text-properties officeooo:rsid="009c13cf"/>
    </style:style>
    <style:style style:name="T143" style:family="text">
      <style:text-properties officeooo:rsid="00a0a561"/>
    </style:style>
    <style:style style:name="T144" style:family="text">
      <style:text-properties officeooo:rsid="00a12173"/>
    </style:style>
    <style:style style:name="T145" style:family="text">
      <style:text-properties officeooo:rsid="00a1e564"/>
    </style:style>
    <style:style style:name="T146" style:family="text">
      <style:text-properties officeooo:rsid="00a3384a"/>
    </style:style>
    <style:style style:name="T147" style:family="text">
      <style:text-properties officeooo:rsid="00a618b9"/>
    </style:style>
    <style:style style:name="T148" style:family="text">
      <style:text-properties officeooo:rsid="00a7eb45"/>
    </style:style>
    <style:style style:name="T149" style:family="text">
      <style:text-properties officeooo:rsid="00ac93d2"/>
    </style:style>
    <style:style style:name="T150" style:family="text">
      <style:text-properties officeooo:rsid="00ad2aa1"/>
    </style:style>
    <style:style style:name="T151" style:family="text">
      <style:text-properties officeooo:rsid="00adf1cc"/>
    </style:style>
    <style:style style:name="T152" style:family="text">
      <style:text-properties officeooo:rsid="00af9c2b"/>
    </style:style>
    <style:style style:name="T153" style:family="text">
      <style:text-properties officeooo:rsid="00b0cd49"/>
    </style:style>
    <style:style style:name="T154" style:family="text">
      <style:text-properties officeooo:rsid="00b175e7"/>
    </style:style>
    <style:style style:name="T155" style:family="text">
      <style:text-properties officeooo:rsid="00b314e5"/>
    </style:style>
    <style:style style:name="T156" style:family="text">
      <style:text-properties officeooo:rsid="00b37323"/>
    </style:style>
    <style:style style:name="T157" style:family="text">
      <style:text-properties officeooo:rsid="00b56454"/>
    </style:style>
    <style:style style:name="T158" style:family="text">
      <style:text-properties officeooo:rsid="00b65873"/>
    </style:style>
    <style:style style:name="T159" style:family="text">
      <style:text-properties officeooo:rsid="00b850c7"/>
    </style:style>
    <style:style style:name="T160" style:family="text">
      <style:text-properties officeooo:rsid="00b8c82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ey Gavel</text:p>
      <text:p text:style-name="P1">CSCE 768</text:p>
      <text:p text:style-name="P1"/>
      <text:p text:style-name="P18"><text:span text:style-name="T1">cuda-convnet: </text:span>Final Project Report</text:p>
      <text:p text:style-name="P2"/>
      <text:p text:style-name="P3"><text:tab/></text:p>
      <text:p text:style-name="P19">Introduction</text:p>
      <text:p text:style-name="P23"/>
      <text:p text:style-name="P4"><text:span text:style-name="T1">This report is written with the intent to explain the </text:span><text:span text:style-name="T1">procedure and results of utilizing </text:span><text:span text:style-name="T3">cuda-convnet</text:span><text:span text:style-name="T1"> to distinguish between various street sign </text:span><text:span text:style-name="T31">image</text:span><text:span text:style-name="T1">s. </text:span><text:span text:style-name="T32">The project took several weeks to complete. A large portion of the time was dedicated to setting up the proper environment, and trying to figure out how to interface with </text:span><text:span text:style-name="T5">cuda-convnet</text:span><text:span text:style-name="T32">. After these two hurdles, getting the desired results was surprisingly easy.</text:span></text:p>
      <text:p text:style-name="P24"/>
      <text:p text:style-name="P20"/>
      <text:p text:style-name="P20">cuda-convnet</text:p>
      <text:p text:style-name="P4"/>
      <text:p text:style-name="P25">Description &amp; Requirements</text:p>
      <text:p text:style-name="P26"/>
      <text:p text:style-name="P5"><text:span text:style-name="T4">Cuda-convnet </text:span><text:span text:style-name="T29">can be found at </text:span><text:a xlink:type="simple" xlink:href="http://code.google.com/p/cuda-convnet/"><text:span text:style-name="T4">http://code.google.com/p/cuda-convnet/</text:span></text:a><text:span text:style-name="T4">. </text:span><text:span text:style-name="T29">The developer, </text:span><text:span text:style-name="T30">Alex Krizhevsky</text:span><text:span text:style-name="T29">, describes the project as</text:span><text:span text:style-name="T1"> “a fast C++/CUDA implementation of convolutional (… feed-forward) neural networks.” </text:span><text:span text:style-name="T28">Since the library is written on top of the CUDA framework, it requires an nVidia card, specifically a GTX 4xx, GTX 5xx, or Tesla equivalent. </text:span></text:p>
      <text:p text:style-name="P27"/>
      <text:p text:style-name="P6"><text:span text:style-name="T33">The library was written</text:span><text:span text:style-name="T37"> </text:span><text:span text:style-name="T35">for</text:span><text:span text:style-name="T33"> Linux and </text:span><text:span text:style-name="T35">requires several dependencies</text:span><text:span text:style-name="T33"> in order to compile and run:</text:span></text:p>
      <text:list xml:id="list9079720624647619390" text:style-name="L1">
        <text:list-item>
          <text:p text:style-name="P34">CUDA, versions 4.0, 4.1, or 4.2</text:p>
        </text:list-item>
        <text:list-item>
          <text:p text:style-name="P35">the libatlas library</text:p>
        </text:list-item>
        <text:list-item>
          <text:p text:style-name="P35">python</text:p>
        </text:list-item>
        <text:list-item>
          <text:p text:style-name="P35">various python libraries, including numpy, magic, and matplotlib</text:p>
        </text:list-item>
      </text:list>
      <text:p text:style-name="P25"/>
      <text:p text:style-name="P25">Interface</text:p>
      <text:p text:style-name="P36"/>
      <text:p text:style-name="P7"><text:span text:style-name="T34">Once compiled, the</text:span><text:span text:style-name="T35"> library can be interfaced through </text:span><text:span text:style-name="T37">several</text:span><text:span text:style-name="T35"> python scripts or c++ programs. I used python exclusively, so I cannot go into any details about the c++ </text:span><text:span text:style-name="T56">version</text:span><text:span text:style-name="T35">.</text:span><text:span text:style-name="T36"> </text:span></text:p>
      <text:p text:style-name="P37"/>
      <text:p text:style-name="P38">The python interface is fairly simple. There are three python scripts in the root directory, each responsible for interfacing with various parts of the library. </text:p>
      <text:list xml:id="list4376214417678299713" text:style-name="L2">
        <text:list-item>
          <text:p text:style-name="P28"><text:span text:style-name="T7">convdata.py</text:span><text:span text:style-name="T36"> contains several predefined methods to extract data from files and transform </text:span><text:span text:style-name="T37">that data</text:span><text:span text:style-name="T36"> into a standardized format. </text:span><text:span text:style-name="T37">It can be extended to process any custom forms of data. </text:span><text:span text:style-name="T36"><text:s/></text:span></text:p>
        </text:list-item>
        <text:list-item>
          <text:p text:style-name="P28"><text:span text:style-name="T6">c</text:span><text:span text:style-name="T7">onvnet.py</text:span><text:span text:style-name="T36"> is responsible for running the training and testing </text:span><text:span text:style-name="T37">routines</text:span><text:span text:style-name="T36">. </text:span></text:p>
        </text:list-item>
        <text:list-item>
          <text:p text:style-name="P28"><text:span text:style-name="T7">shownet.py</text:span><text:span text:style-name="T36"> provides several methods to visualize </text:span><text:span text:style-name="T38">existing</text:span><text:span text:style-name="T36"> results.</text:span></text:p>
        </text:list-item>
      </text:list>
      <text:p text:style-name="P37"/>
      <text:p text:style-name="P17"><text:span text:style-name="T39">Data Format </text:span><text:span text:style-name="T55">(Batch Files)</text:span></text:p>
      <text:p text:style-name="P37"/>
      <text:p text:style-name="P8"><text:span text:style-name="T38">The default data</text:span><text:span text:style-name="T39"> extraction method requires a</text:span><text:span text:style-name="T38"> set of “batch” files. <text:s/>Each batch file </text:span><text:span text:style-name="T86">contains</text:span><text:span text:style-name="T38"> a python pickled object. This object is composed of the following fields.</text:span></text:p>
      <text:list xml:id="list7059997809358112994" text:style-name="L3">
        <text:list-item>
          <text:p text:style-name="P39">batch_label:</text:p>
          <text:list>
            <text:list-item>
              <text:p text:style-name="P29"><text:span text:style-name="T38">A <text:s/>name </text:span><text:span text:style-name="T40">(string)</text:span><text:span text:style-name="T38"> for the batch.</text:span></text:p>
            </text:list-item>
          </text:list>
        </text:list-item>
        <text:list-item>
          <text:p text:style-name="P39">data: </text:p>
          <text:list>
            <text:list-item>
              <text:p text:style-name="P29"><text:soft-page-break/><text:span text:style-name="T38">A 2-dimensional array </text:span><text:span text:style-name="T41">(of </text:span><text:span text:style-name="T42">numpy.</text:span><text:span text:style-name="T41">float32 </text:span><text:span text:style-name="T43">values</text:span><text:span text:style-name="T41">). </text:span><text:span text:style-name="T44">E</text:span><text:span text:style-name="T38">ach column corresponds to a single image. </text:span><text:span text:style-name="T45">Each</text:span><text:span text:style-name="T38"> column is composed of RGB values of </text:span><text:span text:style-name="T86">each pixel in </text:span><text:span text:style-name="T38">the image, in row-major order.</text:span></text:p>
            </text:list-item>
          </text:list>
        </text:list-item>
        <text:list-item>
          <text:p text:style-name="P39">labels:</text:p>
          <text:list>
            <text:list-item>
              <text:p text:style-name="P29"><text:span text:style-name="T38">An array of label indices </text:span><text:span text:style-name="T40">(integers)</text:span><text:span text:style-name="T38">. Each </text:span><text:span text:style-name="T86">entry</text:span><text:span text:style-name="T38"> </text:span><text:span text:style-name="T73">is associated</text:span><text:span text:style-name="T38"> </text:span><text:span text:style-name="T86">with</text:span><text:span text:style-name="T38"> a column (image) in the “data” field. These indices </text:span><text:span text:style-name="T73">correspond to an </text:span><text:span text:style-name="T38">array of labels provided in the meta file</text:span><text:span text:style-name="T74">.</text:span></text:p>
            </text:list-item>
          </text:list>
        </text:list-item>
        <text:list-item>
          <text:p text:style-name="P39">filenames:</text:p>
          <text:list>
            <text:list-item>
              <text:p text:style-name="P39">An array of filenames (strings). Each filename corresponds to a column (image) in the “data” field.</text:p>
            </text:list-item>
          </text:list>
        </text:list-item>
        <text:list-item>
          <text:p text:style-name="P40">num_cases:</text:p>
          <text:list>
            <text:list-item>
              <text:p text:style-name="P40">An integer value for the number of columns (images) stored in this batch file.</text:p>
            </text:list-item>
          </text:list>
        </text:list-item>
      </text:list>
      <text:p text:style-name="P42"/>
      <text:p text:style-name="P45">There are several other requirements for the batch files.</text:p>
      <text:list xml:id="list1187693243368793217" text:style-name="L4">
        <text:list-item>
          <text:p text:style-name="P30"><text:span text:style-name="T39">Every batch files should contain </text:span><text:span text:style-name="T46">the same number of columns (images)</text:span><text:span text:style-name="T39">.</text:span></text:p>
        </text:list-item>
        <text:list-item>
          <text:p text:style-name="P30"><text:span text:style-name="T47">Each batch file should be named using the format, “data_batch_[batch_number]”. </text:span><text:span text:style-name="T48">[batch_number] should be replaced with </text:span><text:span text:style-name="T49">the corresponding</text:span><text:span text:style-name="T48"> batch numbe</text:span><text:span text:style-name="T49">r </text:span><text:span text:style-name="T75">(1, 2, 3, etc)</text:span><text:span text:style-name="T49">.</text:span></text:p>
        </text:list-item>
        <text:list-item>
          <text:p text:style-name="P43">The batch files should all be stored in the same folder.</text:p>
        </text:list-item>
      </text:list>
      <text:p text:style-name="P44"/>
      <text:p text:style-name="P10"><text:span text:style-name="T39">The batch files </text:span><text:span text:style-name="T54">serve as </text:span><text:span text:style-name="T39">a way to partition the data into reasonable chunks. </text:span><text:span text:style-name="T54">When it runs,</text:span><text:span text:style-name="T39"> </text:span><text:span text:style-name="T8">cuda-convnet</text:span><text:span text:style-name="T51"> cycles over the batches, loading a single batch into memory at one time. </text:span><text:span text:style-name="T52">Because the whole batch is loaded at once, there is a limit on the amount of data that can be stored in each </text:span><text:span text:style-name="T54">batch</text:span><text:span text:style-name="T52">. </text:span><text:span text:style-name="T53">By default, this limit is 200 MB. However, this number can be increased </text:span><text:span text:style-name="T54">by modifying the line “#define MAX_DATA_ON_GPU” in </text:span><text:span text:style-name="T8">util.cuh</text:span><text:span text:style-name="T54">, and recompiling the library.</text:span></text:p>
      <text:p text:style-name="P46"/>
      <text:p text:style-name="P9"><text:span text:style-name="T49">A</text:span><text:span text:style-name="T39">long with </text:span><text:span text:style-name="T49">the batch files, </text:span><text:span text:style-name="T39">a </text:span><text:span text:style-name="T47">meta file, </text:span><text:span text:style-name="T49">describing the batch files, is required. The meta file should be named “batches.meta”</text:span><text:span text:style-name="T87"> and should be stored in the same folder as the actual batch files</text:span><text:span text:style-name="T49">. This file contains </text:span><text:span text:style-name="T39">a python pickled objects </text:span><text:span text:style-name="T49">with the following</text:span><text:span text:style-name="T39"> fields.</text:span></text:p>
      <text:list xml:id="list6179070504545120615" text:style-name="L5">
        <text:list-item>
          <text:p text:style-name="P47">num_cases_per_batch:</text:p>
          <text:list>
            <text:list-item>
              <text:p text:style-name="P31"><text:span text:style-name="T40">An integer value </text:span><text:span text:style-name="T50">corresponding to the number of cases (images) contained in each batch file.</text:span></text:p>
            </text:list-item>
          </text:list>
        </text:list-item>
        <text:list-item>
          <text:p text:style-name="P48">label_names:</text:p>
          <text:list>
            <text:list-item>
              <text:p text:style-name="P48">An array of string values corresponding to the names of each class. This list is later indexed with the “labels” field provided in the batch files.</text:p>
            </text:list-item>
          </text:list>
        </text:list-item>
        <text:list-item>
          <text:p text:style-name="P48">num_vis:</text:p>
          <text:list>
            <text:list-item>
              <text:p text:style-name="P48">An integer value for the number of rows in each batch file. For a 32x32 image, this number should be 3072.</text:p>
            </text:list-item>
          </text:list>
        </text:list-item>
        <text:list-item>
          <text:p text:style-name="P49">data_mean:</text:p>
          <text:list>
            <text:list-item>
              <text:p text:style-name="P49">An array of numpy.float32 values. I am not entirely sure how this value is obtained. In the provided example, this array is of length 3072 (the number of rows in each column), so I assume that this value is a mean for each row in the batch files.</text:p>
              <text:p text:style-name="P50"><text:span text:style-name="T131"/></text:p>
            </text:list-item>
          </text:list>
        </text:list-item>
      </text:list>
      <text:p text:style-name="P51"><text:span text:style-name="T131">The images used also have need to be square images (width == height). Their width/height should also preferably be a multiple of 32 </text:span><text:span text:style-name="T132">(for performance reasons)</text:span><text:span text:style-name="T131">.</text:span></text:p>
      <text:p text:style-name="P41"/>
      <text:p text:style-name="P52"/>
      <text:p text:style-name="P52"/>
      <text:p text:style-name="P52"/>
      <text:p text:style-name="P52"><text:soft-page-break/>Layers</text:p>
      <text:p text:style-name="P62"/>
      <text:p text:style-name="P11"><text:span text:style-name="T57">The training algorithm depends on a user-provided list of layers to use for </text:span><text:span text:style-name="T84">the</text:span><text:span text:style-name="T57"> training process. </text:span><text:span text:style-name="T58">Two files are required: a “layers” config file and a “layer</text:span><text:span text:style-name="T59">-</text:span><text:span text:style-name="T58">params” config file. </text:span></text:p>
      <text:p text:style-name="P63"/>
      <text:p text:style-name="P12"><text:span text:style-name="T60">The </text:span><text:span text:style-name="T9">layers config file</text:span><text:span text:style-name="T60"> contains a list of </text:span><text:span text:style-name="T61">labeled layers. </text:span><text:span text:style-name="T62">Each layer definition </text:span><text:span text:style-name="T63">contains a set of properties, corresponding to the</text:span><text:span text:style-name="T64"> type of the layer. </text:span><text:span text:style-name="T65">For example, </text:span><text:span text:style-name="T66">the very first layer is a type “data” layer that corresponds to the input layer of the neural network. </text:span><text:span text:style-name="T67">The second layer may be a “conv” layer that applies a certain filter to the data. </text:span><text:span text:style-name="T68">Each layer (except for the data layer), must specify which layer it gets it's data from. </text:span><text:span text:style-name="T69">A common set of layers would probably consist of multiple “data” layers, followed by various filtering layers, followed by a cost </text:span><text:span text:style-name="T91">function </text:span><text:span text:style-name="T69">layer. </text:span></text:p>
      <text:p text:style-name="P64"/>
      <text:p text:style-name="P13"><text:span text:style-name="T71">The </text:span><text:span text:style-name="T10">layer-params config</text:span><text:span text:style-name="T71"> </text:span><text:span text:style-name="T10">file</text:span><text:span text:style-name="T71"> is an extension of the layers config file. It provides initial values (weights, for example) for some of the labeled layers in the layers config file.</text:span></text:p>
      <text:p text:style-name="P64"/>
      <text:p text:style-name="P12"><text:span text:style-name="T70">A detailed description of each layer type and property is </text:span><text:span text:style-name="T72">available </text:span><text:span text:style-name="T70">on the project's website (</text:span><text:a xlink:type="simple" xlink:href="http://code.google.com/p/cuda-convnet/wiki/LayerParams"><text:span text:style-name="T70">http://code.google.com/p/cuda-convnet/wiki/LayerParams</text:span></text:a><text:span text:style-name="T70">).</text:span></text:p>
      <text:p text:style-name="P65"/>
      <text:p text:style-name="P53">Training &amp; Testing</text:p>
      <text:p text:style-name="P66"/>
      <text:p text:style-name="P67">Once the batch files and the layers config file are set up, the training and testing algorithms are run by executing <text:span text:style-name="T2">convnet.py</text:span>.</text:p>
      <text:p text:style-name="P67"/>
      <text:p text:style-name="P67">Here is an example command to start the training process.</text:p>
      <text:list xml:id="list1115160778414673041" text:style-name="L6">
        <text:list-item>
          <text:p text:style-name="P68">python convnet.py –data-path=./data --save-path=./checkpoints --test-range=1-2 --train-range=3-7 --layer-def=./layers.cfg --layer-params=./layer-params.cfg --data-provider=cifar </text:p>
        </text:list-item>
      </text:list>
      <text:p text:style-name="P14"><text:span text:style-name="T75">Notice that the command specifies several options that are specific to the environment and data set. Here are </text:span><text:span text:style-name="T78">some important</text:span><text:span text:style-name="T75"> options:</text:span></text:p>
      <text:list xml:id="list6599045000304333167" text:style-name="L7">
        <text:list-item>
          <text:p text:style-name="P69">data-path:</text:p>
          <text:list>
            <text:list-item>
              <text:p text:style-name="P69">The path to the directory containing the batch files and the batches.meta file</text:p>
            </text:list-item>
          </text:list>
        </text:list-item>
        <text:list-item>
          <text:p text:style-name="P69">save-path:</text:p>
          <text:list>
            <text:list-item>
              <text:p text:style-name="P69">The path to a directory where the results of the training session will be saved.</text:p>
            </text:list-item>
          </text:list>
        </text:list-item>
        <text:list-item>
          <text:p text:style-name="P32"><text:span text:style-name="T76">t</text:span><text:span text:style-name="T75">est-range:</text:span></text:p>
          <text:list>
            <text:list-item>
              <text:p text:style-name="P32"><text:span text:style-name="T75">The batch file</text:span><text:span text:style-name="T76"> numbers that are designated as test data. This value can be a single number or a range (n-m).</text:span></text:p>
            </text:list-item>
          </text:list>
        </text:list-item>
        <text:list-item>
          <text:p text:style-name="P70">train-range:</text:p>
          <text:list>
            <text:list-item>
              <text:p text:style-name="P70">The batch file numbers that are designated as training data. This value can be a single number or a range (n-m).</text:p>
            </text:list-item>
          </text:list>
        </text:list-item>
        <text:list-item>
          <text:p text:style-name="P70">layer-def:</text:p>
          <text:list>
            <text:list-item>
              <text:p text:style-name="P70">The path to the file that contains the layers configuration information.</text:p>
            </text:list-item>
          </text:list>
        </text:list-item>
        <text:list-item>
          <text:p text:style-name="P70">layer-params:</text:p>
          <text:list>
            <text:list-item>
              <text:p text:style-name="P70">The path to the file that contains the layer parameter configuration information.</text:p>
            </text:list-item>
          </text:list>
        </text:list-item>
        <text:list-item>
          <text:p text:style-name="P70">data-provider:</text:p>
          <text:list>
            <text:list-item>
              <text:p text:style-name="P33"><text:span text:style-name="T76">The name of a registered data formatting method (contained in </text:span><text:span text:style-name="T11">convdata.py</text:span><text:span text:style-name="T76">). </text:span><text:span text:style-name="T77">The default data provider is cifar.</text:span></text:p>
            </text:list-item>
          </text:list>
        </text:list-item>
      </text:list>
      <text:p text:style-name="P15"><text:span text:style-name="T79">Various other options and their meaning can be found on the project's website </text:span><text:soft-page-break/><text:span text:style-name="T79">(</text:span><text:a xlink:type="simple" xlink:href="http://code.google.com/p/cuda-convnet/wiki/TrainingNet"><text:span text:style-name="T79">http://code.google.com/p/cuda-convnet/wiki/TrainingNet</text:span></text:a><text:span text:style-name="T79">).</text:span></text:p>
      <text:p text:style-name="P71"/>
      <text:p text:style-name="P16"><text:span text:style-name="T80">The test runs for a specified number of “epocs” (iterations). By default this value is 50,000, but it can be changed through the options. After every epoc, the training algorithm will update a “checkpoint” file. This file can be used for additional training sessions or for testing. You may also stop the training at any point using Ctrl+C, </text:span><text:span text:style-name="T81">without fearing any data loss</text:span><text:span text:style-name="T80">. </text:span></text:p>
      <text:p text:style-name="P72"/>
      <text:p text:style-name="P16"><text:span text:style-name="T82">Testing can be done by running the same command, but with </text:span><text:span text:style-name="T85">the</text:span><text:span text:style-name="T82"> added option</text:span><text:span text:style-name="T83">s</text:span><text:span text:style-name="T82"> of “--test-only=1” </text:span><text:span text:style-name="T83">and <text:line-break/>“-f [directory of the checkpoint file]”</text:span></text:p>
      <text:p text:style-name="P54"><text:span text:style-name="T85"/></text:p>
      <text:p text:style-name="P54"><text:span text:style-name="T85">Results</text:span></text:p>
      <text:p text:style-name="P73"><text:span text:style-name="T85"/></text:p>
      <text:p text:style-name="P74"><text:span text:style-name="T88">During the training process, </text:span><text:span text:style-name="T12">cuda-convnet</text:span><text:span text:style-name="T88"> will display it's progress by listing the average negative log probability of the data </text:span><text:span text:style-name="T103">under the model </text:span><text:span text:style-name="T93">as well as</text:span><text:span text:style-name="T88"> the classification error rate. This information is listed for each epoc (for each batch </text:span><text:span text:style-name="T104">over each training iteration</text:span><text:span text:style-name="T88">), and </text:span><text:span text:style-name="T94">overall</text:span><text:span text:style-name="T88"> value</text:span><text:span text:style-name="T94">s</text:span><text:span text:style-name="T88"> </text:span><text:span text:style-name="T94">are</text:span><text:span text:style-name="T88"> provided after each test</text:span><text:span text:style-name="T105">ing</text:span><text:span text:style-name="T88"> </text:span><text:span text:style-name="T93">routine</text:span><text:span text:style-name="T88">.</text:span></text:p>
      <text:p text:style-name="P74"><text:span text:style-name="T88"/></text:p>
      <text:p text:style-name="P75"><text:span text:style-name="T89">All of the information about the training session is stored in a checkpoints file. This file can </text:span><text:span text:style-name="T106">later </text:span><text:span text:style-name="T89">be used for further training (using the </text:span>“-f [directory of the checkpoint file]” <text:span text:style-name="T89">option) or for testing.</text:span></text:p>
      <text:p text:style-name="P76"><text:span text:style-name="T90"/></text:p>
      <text:p text:style-name="P76"><text:span text:style-name="T90">Additionally, </text:span><text:span text:style-name="T13">cuda-convnet</text:span><text:span text:style-name="T90"> exposes several methods </text:span><text:span text:style-name="T92">to visualize</text:span><text:span text:style-name="T90"> the results. </text:span><text:span text:style-name="T91">These can be accessed through the </text:span><text:span text:style-name="T14">shownet.py</text:span><text:span text:style-name="T92"> script.</text:span><text:span text:style-name="T95"> </text:span><text:span text:style-name="T96">The script takes several arguments that specify what kind of data is to be visualized.</text:span></text:p>
      <text:p text:style-name="P77"><text:span text:style-name="T97"/></text:p>
      <text:p text:style-name="P77"><text:span text:style-name="T97">For example, to view the results of the cost function, the following command would be run.</text:span></text:p>
      <text:list xml:id="list8084792254161702763" text:style-name="L8">
        <text:list-item>
          <text:p text:style-name="P78"><text:span text:style-name="T97">python shownet.py -f </text:span>[directory of the checkpoint file] –<text:span text:style-name="T97">show-cost=logprob</text:span></text:p>
        </text:list-item>
      </text:list>
      <text:p text:style-name="P77"><text:span text:style-name="T97"/></text:p>
      <text:p text:style-name="P77"><text:span text:style-name="T97">In this case, “logprob” is the label of a cost layer defined in the layers config file. </text:span><text:span text:style-name="T15">shownet.py</text:span><text:span text:style-name="T97"> will organize this data and display it in the form of a line graph.</text:span></text:p>
      <text:p text:style-name="P77"><text:span text:style-name="T97"/></text:p>
      <text:p text:style-name="P79"><text:span text:style-name="T98">Another possible visualization deals with the filters learned during the training process. This can be accessed </text:span><text:span text:style-name="T107">similarly</text:span><text:span text:style-name="T98">.</text:span></text:p>
      <text:list xml:id="list2243334069908326140" text:style-name="L9">
        <text:list-item>
          <text:p text:style-name="P80"><text:span text:style-name="T97">python shownet.py -f </text:span><text:span text:style-name="T98">[directory of the checkpoint file] –</text:span><text:span text:style-name="T97">show-</text:span><text:span text:style-name="T98">filters</text:span><text:span text:style-name="T97">=</text:span><text:span text:style-name="T98">conv32</text:span></text:p>
        </text:list-item>
      </text:list>
      <text:p text:style-name="P79"><text:span text:style-name="T98"/></text:p>
      <text:p text:style-name="P79"><text:span text:style-name="T98">Once again, “conv32” is the label of a “conv” layer defined in the layers config file.</text:span></text:p>
      <text:p text:style-name="P79"><text:span text:style-name="T98"/></text:p>
      <text:p text:style-name="P79"><text:span text:style-name="T98">Finally, shownet.py provides a way to visualize some of the resulting images along with their predicted and actual labels. </text:span><text:span text:style-name="T99">The command is similar to the two previous.</text:span></text:p>
      <text:list xml:id="list8675100726243289065" text:style-name="L10">
        <text:list-item>
          <text:p text:style-name="P81"><text:span text:style-name="T97">python shownet.py -f </text:span><text:span text:style-name="T98">[directory of the checkpoint file] –</text:span><text:span text:style-name="T97">show-</text:span><text:span text:style-name="T99">preds</text:span><text:span text:style-name="T97">=</text:span><text:span text:style-name="T99">probs</text:span></text:p>
        </text:list-item>
      </text:list>
      <text:p text:style-name="P82"><text:span text:style-name="T99"/></text:p>
      <text:p text:style-name="P83"><text:span text:style-name="T100">In this case “probs” is the label of a softmax layer defined in the layers config file.</text:span></text:p>
      <text:p text:style-name="P83"><text:span text:style-name="T100"/></text:p>
      <text:p text:style-name="P84"><text:span text:style-name="T101">More information about visualizing the data can be found on the project's website (</text:span><text:a xlink:type="simple" xlink:href="http://code.google.com/p/cuda-convnet/wiki/ViewingNet"><text:span text:style-name="T101">http://code.google.com/p/cuda-convnet/wiki/ViewingNet</text:span></text:a><text:span text:style-name="T101">).</text:span></text:p>
      <text:p text:style-name="P84"><text:span text:style-name="T101"/></text:p>
      <text:p text:style-name="P84"><text:span text:style-name="T101"/></text:p>
      <text:p text:style-name="P21"><text:span text:style-name="T102"/></text:p>
      <text:p text:style-name="P118"><text:span text:style-name="T102">The Project</text:span></text:p>
      <text:p text:style-name="P85"><text:span text:style-name="T102"/></text:p>
      <text:p text:style-name="P55"><text:span text:style-name="T102">Motivation</text:span></text:p>
      <text:p text:style-name="P85"><text:span text:style-name="T102"/></text:p>
      <text:p text:style-name="P86"><text:span text:style-name="T108">The goal of this project is to distinguish between different classes of sign images. I have been working with the Department of Transportation on a separate project for a while now, and an automated system for detecting and saving sign information would be a great addition to this other project.</text:span></text:p>
      <text:p text:style-name="P86"><text:span text:style-name="T108"/></text:p>
      <text:p text:style-name="P87"><text:span text:style-name="T109">I also have the advantage of already owning a nVidia GTX 580 graphics card, as well as having some experience with Linux, python, and c++.</text:span></text:p>
      <text:p text:style-name="P86"><text:span text:style-name="T108"/></text:p>
      <text:p text:style-name="P56"><text:span text:style-name="T109">Setting Up the Environment</text:span></text:p>
      <text:p text:style-name="P87"><text:span text:style-name="T109"/></text:p>
      <text:p text:style-name="P88"><text:span text:style-name="T110">This was actually the most frustrating and the most time consuming part of the project.</text:span></text:p>
      <text:p text:style-name="P88"><text:span text:style-name="T110"/></text:p>
      <text:p text:style-name="P88"><text:span text:style-name="T110">The very first issue I discovered is that the versions of CUDA that </text:span><text:span text:style-name="T17">cuda-convnet</text:span><text:span text:style-name="T110"> requires (4.0 to 4.2) are very outdated. It </text:span><text:span text:style-name="T113">is</text:span><text:span text:style-name="T110"> possible to download them, but they require installing a very outdated version of </text:span><text:span text:style-name="T111">an </text:span><text:span text:style-name="T110">Ubuntu or </text:span><text:span text:style-name="T111">a </text:span><text:span text:style-name="T110">Red Hat distribution. </text:span><text:span text:style-name="T112">The current version of CUDA (6.0), on the other hand, supported the most recent versions of both </text:span><text:span text:style-name="T113">Ubuntu and Red Hat </text:span><text:span text:style-name="T112">distributions and had a lot more documentation to go along with it (installation, samples, etc).</text:span></text:p>
      <text:p text:style-name="P88"><text:span text:style-name="T112"/></text:p>
      <text:p text:style-name="P89"><text:span text:style-name="T113">After failing to install </text:span><text:span text:style-name="T114">the older version of Ubuntu and CUDA 4.2, I decided to just stick with CUDA 6.0 </text:span><text:span text:style-name="T115">and see if I could get </text:span><text:span text:style-name="T16">cuda-convnet</text:span><text:span text:style-name="T115"> to work with the newer version of CUDA.</text:span></text:p>
      <text:p text:style-name="P89"><text:span text:style-name="T115"/></text:p>
      <text:p text:style-name="P90"><text:span text:style-name="T116">This was no simple task either. I spent several days struggling with different versions of Ubuntu. A lot of issues had to do with the video driver not being recognized properly.</text:span></text:p>
      <text:p text:style-name="P90"><text:span text:style-name="T116"/></text:p>
      <text:p text:style-name="P90"><text:span text:style-name="T116">Eventually I got CUDA to compile and run with the following steps.</text:span></text:p>
      <text:list xml:id="list1091160606304844661" text:style-name="L11">
        <text:list-item>
          <text:p text:style-name="P91"><text:span text:style-name="T116">Install Ubuntu Server 13.04 </text:span><text:span text:style-name="T117">(without the desktop GUI)</text:span><text:span text:style-name="T116">.</text:span></text:p>
        </text:list-item>
        <text:list-item>
          <text:p text:style-name="P92"><text:span text:style-name="T116">Install CUDA 6.0 with the provided .deb file for Ubuntu 13.04.</text:span></text:p>
        </text:list-item>
        <text:list-item>
          <text:p text:style-name="P92"><text:span text:style-name="T116">Install ubuntu-desktop.</text:span></text:p>
        </text:list-item>
      </text:list>
      <text:p text:style-name="P90"><text:span text:style-name="T116"/></text:p>
      <text:p text:style-name="P94"><text:span text:style-name="T120">After I got CUDA working, I also installed libatlas, python, and all of the required python libraries.</text:span></text:p>
      <text:p text:style-name="P94"><text:span text:style-name="T120"/></text:p>
      <text:p text:style-name="P93"><text:span text:style-name="T118">The next step was to get </text:span><text:span text:style-name="T18">cuda-convnet</text:span><text:span text:style-name="T118"> to compile </text:span><text:span text:style-name="T119">against</text:span><text:span text:style-name="T118"> CUDA 6.0.</text:span></text:p>
      <text:p text:style-name="P93"><text:span text:style-name="T118"/></text:p>
      <text:p text:style-name="P57"><text:span text:style-name="T118">Compiling cuda-convnet</text:span></text:p>
      <text:p text:style-name="P93"><text:span text:style-name="T118"/></text:p>
      <text:p text:style-name="P95"><text:span text:style-name="T121">Since I had chosen to use CUDA 6.0 instead of an older version, I had to put in extra work to get </text:span><text:span text:style-name="T19">cuda-convnet</text:span><text:span text:style-name="T121"> to compile. I tried compiling the project </text:span><text:span text:style-name="T128">as is</text:span><text:span text:style-name="T121">, but ran into errors immediately.</text:span></text:p>
      <text:p text:style-name="P95"><text:span text:style-name="T121"/></text:p>
      <text:p text:style-name="P96"><text:span text:style-name="T122">Most of the help for this part came from the comments on the project's website. Many people ran into a similar issue when they tried upgrading to CUDA 5.0. Several of them had documented the steps necessary to get the project to compile. Fortunately, the differences between CUDA 5.0 and CUDA 6.0 were not different enough to cause any major conflicts, and I was able to get </text:span><text:span text:style-name="T20">cuda-convnet</text:span><text:span text:style-name="T122"> to compile.</text:span></text:p>
      <text:p text:style-name="P96"><text:span text:style-name="T122"/></text:p>
      <text:p text:style-name="P99"><text:span text:style-name="T123">I won't go into much detail about the </text:span><text:span text:style-name="T127">specific </text:span><text:span text:style-name="T123">changes </text:span><text:span text:style-name="T127">that I made</text:span><text:span text:style-name="T123">, as there are many small ones, spread across several files. </text:span></text:p>
      <text:p text:style-name="P99"><text:span text:style-name="T123"/></text:p>
      <text:p text:style-name="P99"><text:soft-page-break/><text:span text:style-name="T123">There is a website that documents this process in great detail (</text:span><text:a xlink:type="simple" xlink:href="https://github.com/nitishsrivastava/deepnet/wiki/Compiling-with-CUDA-5"><text:span text:style-name="T123">https://github.com/nitishsrivastava/deepnet/wiki/Compiling-with-CUDA-5</text:span></text:a><text:span text:style-name="T123">). </text:span><text:span text:style-name="T124">The only changes necessary to these instructions, is the version numbers (5.0 should change to 6.0).</text:span></text:p>
      <text:p text:style-name="P97"><text:span text:style-name="T124"/></text:p>
      <text:p text:style-name="P98"><text:span text:style-name="T125">The next step was to figure out how to use </text:span><text:span text:style-name="T21">cuda-convnet</text:span><text:span text:style-name="T125">.</text:span></text:p>
      <text:p text:style-name="P98"><text:span text:style-name="T125"/></text:p>
      <text:p text:style-name="P58"><text:span text:style-name="T130">Trying</text:span><text:span text:style-name="T126"> cuda-convnet</text:span></text:p>
      <text:p text:style-name="P58"><text:span text:style-name="T126"/></text:p>
      <text:p text:style-name="P100"><text:span text:style-name="T128">I started the process of understanding how </text:span><text:span text:style-name="T23">cuda-convnet</text:span><text:span text:style-name="T128"> works by running it with the provided sample data and layer configuration files.</text:span><text:span text:style-name="T129"> The training and testing stages both worked as expected, and I got the desired results in a reasonable amount of time.</text:span></text:p>
      <text:p text:style-name="P100"><text:span text:style-name="T129"/></text:p>
      <text:p text:style-name="P101"><text:span text:style-name="T129">Now that I knew that I could run </text:span><text:span text:style-name="T24">cuda-convnet</text:span><text:span text:style-name="T129">, I had to figure out how to apply it to my original goal of distinguishing between different sign images.</text:span></text:p>
      <text:p text:style-name="P101"><text:span text:style-name="T129"/></text:p>
      <text:p text:style-name="P59"><text:span text:style-name="T130">Gathering </text:span><text:span text:style-name="T133">&amp; Formatting</text:span><text:span text:style-name="T130"> Data</text:span></text:p>
      <text:p text:style-name="P102"><text:span text:style-name="T130"/></text:p>
      <text:p text:style-name="P103"><text:span text:style-name="T131">I spent several hours looking for a database of American street signs. </text:span><text:span text:style-name="T133">Eventually I gave up on “American” street signs, and settled on a large database of German street signs. This database can be found at </text:span><text:a xlink:type="simple" xlink:href="http://benchmark.ini.rub.de/?section=gtsrb&amp;subsection=dataset"><text:span text:style-name="T133">http://benchmark.ini.rub.de/?section=gtsrb&amp;subsection=dataset</text:span></text:a><text:span text:style-name="T133">.</text:span></text:p>
      <text:p text:style-name="P103"><text:span text:style-name="T133"/></text:p>
      <text:p text:style-name="P103"><text:span text:style-name="T133">The </text:span><text:span text:style-name="T134">images were organized by folders: each folder corresponded to a specific type of image. The images were in .ppm format, and they were of varying sizes.</text:span></text:p>
      <text:p text:style-name="P103"><text:span text:style-name="T134"/></text:p>
      <text:p text:style-name="P104"><text:span text:style-name="T134">Since I knew that the images had to be squares (and preferably 32 by 32), I wrote a simple python script to resize all of the images to 32 by 32.</text:span></text:p>
      <text:p text:style-name="P104"><text:span text:style-name="T134"/></text:p>
      <text:p text:style-name="P117"><text:span text:style-name="T160">I also removed several classes that had very few images. I ended up with 17 classes.</text:span></text:p>
      <text:p text:style-name="P104"><text:span text:style-name="T134"/></text:p>
      <text:p text:style-name="P105"><text:span text:style-name="T135">Next I had to figure out how to store the images in the batch files. Fortunately, someone posted a sample python script for creating a batch file from a </text:span><text:span text:style-name="T137">folder of </text:span><text:span text:style-name="T135">jpg </text:span><text:span text:style-name="T137">files</text:span><text:span text:style-name="T135">, and I was able to extend this script to create the batch files for my own images.</text:span></text:p>
      <text:p text:style-name="P105"><text:span text:style-name="T135"/></text:p>
      <text:p text:style-name="P106"><text:span text:style-name="T136">Because the process of creating each batch was getting tedious, I decided to create a config file. I then wrote a python script that read the config file and built up the batches and the meta file automatically. The code for this (as well as the config file) are attached to this report. Most of the python scripts were merged into one file, called </text:span><text:span text:style-name="T22">utils.py</text:span><text:span text:style-name="T136">.</text:span></text:p>
      <text:p text:style-name="P106"><text:span text:style-name="T136"/></text:p>
      <text:p text:style-name="P117"><text:span text:style-name="T160">I ended up with seven separate batch files.</text:span></text:p>
      <text:p text:style-name="P106"><text:span text:style-name="T136"/></text:p>
      <text:p text:style-name="P60"><text:span text:style-name="T138">Running cuda-convnet</text:span></text:p>
      <text:p text:style-name="P107"><text:span text:style-name="T138"/></text:p>
      <text:p text:style-name="P107"><text:span text:style-name="T138">Once I had my images organized into batch files, I was ready to run the actual training and testing routines. </text:span><text:span text:style-name="T139">I initially chose the simplest sample layers config file provided by the developer. Unfortunately, I got very poor results.</text:span></text:p>
      <text:p text:style-name="P107"><text:span text:style-name="T139"/></text:p>
      <text:p text:style-name="P108"><text:span text:style-name="T139">After testing </text:span><text:span text:style-name="T142">several other</text:span><text:span text:style-name="T139"> sample layers config files, I settled on one that had the best performance. </text:span><text:span text:style-name="T143">After playing around with some of the layer properties, I was satisfied with the results.</text:span><text:span text:style-name="T139"> </text:span><text:span text:style-name="T140">The layers and layers-param config files are also attached with this report.</text:span></text:p>
      <text:p text:style-name="P108"><text:soft-page-break/><text:span text:style-name="T140"/></text:p>
      <text:p text:style-name="P61"><text:span text:style-name="T141"/></text:p>
      <text:p text:style-name="P61"><text:span text:style-name="T141"/></text:p>
      <text:p text:style-name="P61"><text:span text:style-name="T141">Results</text:span></text:p>
      <text:p text:style-name="P109"><text:span text:style-name="T141"/></text:p>
      <text:p text:style-name="P110"><text:span text:style-name="T144">The training session took about 13 and a half minutes to complete, </text:span><text:span text:style-name="T145">and the results were very </text:span><text:span text:style-name="T146">satisfying</text:span><text:span text:style-name="T145">. </text:span><text:span text:style-name="T147">The final results from the testing routine had the values of .039169 (average negative log probability) and .008500 (classification error rate).</text:span></text:p>
      <text:p text:style-name="P110"><text:span text:style-name="T147"/></text:p>
      <text:p text:style-name="P111"><text:span text:style-name="T147">These results are a lot better than most of the examples of </text:span><text:span text:style-name="T25">cuda-convnet's</text:span><text:span text:style-name="T147"> project website, </text:span><text:span text:style-name="T149">so I am definitely satisfied with them</text:span><text:span text:style-name="T147">.</text:span></text:p>
      <text:p text:style-name="P111"><text:span text:style-name="T147"/></text:p>
      <text:p text:style-name="P112"><text:span text:style-name="T150">My theory for why these results are so good is that sign images are not that different from one another. They are </text:span><text:span text:style-name="T151">mostly composed of a circle </text:span><text:span text:style-name="T150">a unique shape/symbol in </text:span><text:span text:style-name="T151">inside</text:span><text:span text:style-name="T150">. </text:span><text:span text:style-name="T152">This probably made it easier to train the neural network.</text:span></text:p>
      <text:p text:style-name="P112"><text:span text:style-name="T148"/></text:p>
      <text:p text:style-name="P22"><text:span text:style-name="T153">Conclusion</text:span></text:p>
      <text:p text:style-name="P113"><text:span text:style-name="T153"/></text:p>
      <text:p text:style-name="P114"><text:span text:style-name="T154">The project turned out surprisingly well. I actually doubted I could complete it on time, </text:span><text:span text:style-name="T158">on several occasions</text:span><text:span text:style-name="T154">. I was also surprised how much harder setting up the environment was than actually using the library. </text:span><text:span text:style-name="T155">The results were also pretty satisfactory.</text:span></text:p>
      <text:p text:style-name="P114"><text:span text:style-name="T155"/></text:p>
      <text:p text:style-name="P115"><text:span text:style-name="T156">The one aspect that this project does not cover is image segmentation. </text:span><text:span text:style-name="T26">c</text:span><text:span text:style-name="T27">uda-convnet</text:span><text:span text:style-name="T156"> works on “cropped” images featuring the object of interest in the entire frame. I would love to be able to actually extract signs from arbitrary images and then </text:span><text:span text:style-name="T159">feed them through the neural network</text:span><text:span text:style-name="T156">.</text:span></text:p>
      <text:p text:style-name="P115"><text:span text:style-name="T156"/></text:p>
      <text:p text:style-name="P116"><text:span text:style-name="T157">Still, I learned a lot doing this project, and I am looking forward to experimenting with it some more on my 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uzzley </meta:initial-creator>
    <meta:creation-date>2014-05-04T21:48:01</meta:creation-date>
    <dc:date>2014-05-05T22:00:27</dc:date>
    <dc:creator>fuzzley </dc:creator>
    <meta:editing-duration>PT14H19M25S</meta:editing-duration>
    <meta:editing-cycles>177</meta:editing-cycles>
    <meta:generator>LibreOffice/4.0.2.2$Linux_X86_64 LibreOffice_project/400m0$Build-2</meta:generator>
    <meta:document-statistic meta:table-count="0" meta:image-count="0" meta:object-count="0" meta:page-count="7" meta:paragraph-count="132" meta:word-count="2601" meta:character-count="15646" meta:non-whitespace-character-count="13216"/>
  </office:meta>
</office:document-meta>
</file>